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Roman" svg:font-family="Times-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07b4"/>
    </style:style>
    <style:style style:name="P2" style:family="paragraph" style:parent-style-name="Standard">
      <style:text-properties fo:font-weight="normal" officeooo:rsid="001e07b4" style:font-weight-asian="normal" style:font-weight-complex="normal"/>
    </style:style>
    <style:style style:name="P3" style:family="paragraph" style:parent-style-name="Standard">
      <style:text-properties fo:font-weight="normal" officeooo:rsid="001e07b4" officeooo:paragraph-rsid="001e07b4" style:font-weight-asian="normal" style:font-weight-complex="normal"/>
    </style:style>
    <style:style style:name="P4" style:family="paragraph" style:parent-style-name="Standard">
      <style:text-properties fo:font-weight="normal" officeooo:rsid="001ff12c" officeooo:paragraph-rsid="001ff12c" style:font-weight-asian="normal" style:font-weight-complex="normal"/>
    </style:style>
    <style:style style:name="P5" style:family="paragraph" style:parent-style-name="Standard">
      <style:text-properties fo:font-weight="normal" officeooo:rsid="0021648b" officeooo:paragraph-rsid="0021648b" style:font-weight-asian="normal" style:font-weight-complex="normal"/>
    </style:style>
    <style:style style:name="P6" style:family="paragraph" style:parent-style-name="Standard">
      <style:text-properties fo:font-weight="normal" officeooo:rsid="0023622a" officeooo:paragraph-rsid="0023622a" style:font-weight-asian="normal" style:font-weight-complex="normal"/>
    </style:style>
    <style:style style:name="P7" style:family="paragraph" style:parent-style-name="Standard">
      <style:text-properties fo:font-weight="normal" officeooo:rsid="0023bcc7" officeooo:paragraph-rsid="0023bcc7" style:font-weight-asian="normal" style:font-weight-complex="normal"/>
    </style:style>
    <style:style style:name="P8" style:family="paragraph" style:parent-style-name="Standard">
      <style:text-properties fo:font-weight="normal" officeooo:rsid="00249172" officeooo:paragraph-rsid="00249172" style:font-weight-asian="normal" style:font-weight-complex="normal"/>
    </style:style>
    <style:style style:name="P9" style:family="paragraph" style:parent-style-name="Standard">
      <style:text-properties fo:font-weight="normal" officeooo:rsid="0025bf29" officeooo:paragraph-rsid="0025bf29" style:font-weight-asian="normal" style:font-weight-complex="normal"/>
    </style:style>
    <style:style style:name="P10" style:family="paragraph" style:parent-style-name="Standard">
      <style:text-properties fo:font-weight="normal" officeooo:rsid="00263901" officeooo:paragraph-rsid="00263901" style:font-weight-asian="normal" style:font-weight-complex="normal"/>
    </style:style>
    <style:style style:name="P11" style:family="paragraph" style:parent-style-name="Standard">
      <style:text-properties fo:font-weight="normal" officeooo:rsid="0027e39b" officeooo:paragraph-rsid="0027e39b" style:font-weight-asian="normal" style:font-weight-complex="normal"/>
    </style:style>
    <style:style style:name="P12" style:family="paragraph" style:parent-style-name="Standard">
      <style:text-properties fo:font-weight="normal" officeooo:rsid="0028a72a" officeooo:paragraph-rsid="0028a72a" style:font-weight-asian="normal" style:font-weight-complex="normal"/>
    </style:style>
    <style:style style:name="P13" style:family="paragraph" style:parent-style-name="Standard">
      <style:text-properties fo:font-weight="normal" officeooo:rsid="0029b0ce" officeooo:paragraph-rsid="0029b0ce" style:font-weight-asian="normal" style:font-weight-complex="normal"/>
    </style:style>
    <style:style style:name="P14" style:family="paragraph" style:parent-style-name="Standard">
      <style:text-properties fo:font-weight="normal" officeooo:rsid="002e200d" officeooo:paragraph-rsid="002e200d" style:font-weight-asian="normal" style:font-weight-complex="normal"/>
    </style:style>
    <style:style style:name="P15" style:family="paragraph" style:parent-style-name="Standard">
      <style:text-properties fo:font-weight="normal" officeooo:rsid="002edf7a" officeooo:paragraph-rsid="002edf7a" style:font-weight-asian="normal" style:font-weight-complex="normal"/>
    </style:style>
    <style:style style:name="P16" style:family="paragraph" style:parent-style-name="Standard">
      <style:text-properties fo:font-weight="normal" officeooo:rsid="003447ee" officeooo:paragraph-rsid="003447ee" style:font-weight-asian="normal" style:font-weight-complex="normal"/>
    </style:style>
    <style:style style:name="P17" style:family="paragraph" style:parent-style-name="Standard">
      <style:text-properties fo:font-weight="normal" officeooo:rsid="00345f82" officeooo:paragraph-rsid="00345f82" style:font-weight-asian="normal" style:font-weight-complex="normal"/>
    </style:style>
    <style:style style:name="P18" style:family="paragraph" style:parent-style-name="Standard">
      <style:text-properties fo:font-weight="normal" officeooo:rsid="0034d0b0" officeooo:paragraph-rsid="0034d0b0" style:font-weight-asian="normal" style:font-weight-complex="normal"/>
    </style:style>
    <style:style style:name="P19" style:family="paragraph" style:parent-style-name="Standard">
      <style:text-properties fo:font-weight="normal" officeooo:rsid="00351e37" officeooo:paragraph-rsid="00351e37" style:font-weight-asian="normal" style:font-weight-complex="normal"/>
    </style:style>
    <style:style style:name="P20" style:family="paragraph" style:parent-style-name="Standard">
      <style:text-properties fo:font-weight="normal" officeooo:rsid="00367345" officeooo:paragraph-rsid="00367345" style:font-weight-asian="normal" style:font-weight-complex="normal"/>
    </style:style>
    <style:style style:name="P21" style:family="paragraph" style:parent-style-name="Standard">
      <style:text-properties fo:font-weight="normal" officeooo:rsid="0036f858" officeooo:paragraph-rsid="0036f858" style:font-weight-asian="normal" style:font-weight-complex="normal"/>
    </style:style>
    <style:style style:name="P22" style:family="paragraph" style:parent-style-name="Standard">
      <style:text-properties fo:font-weight="normal" officeooo:rsid="00380249" officeooo:paragraph-rsid="00380249" style:font-weight-asian="normal" style:font-weight-complex="normal"/>
    </style:style>
    <style:style style:name="P23" style:family="paragraph" style:parent-style-name="Standard">
      <style:text-properties fo:font-weight="normal" officeooo:rsid="00394a43" officeooo:paragraph-rsid="00394a43" style:font-weight-asian="normal" style:font-weight-complex="normal"/>
    </style:style>
    <style:style style:name="P24" style:family="paragraph" style:parent-style-name="Standard">
      <style:text-properties fo:font-weight="normal" officeooo:rsid="001ff12c" officeooo:paragraph-rsid="001ff12c" fo:background-color="#ffff00" style:font-weight-asian="normal" style:font-weight-complex="normal"/>
    </style:style>
    <style:style style:name="P25" style:family="paragraph" style:parent-style-name="Standard">
      <style:text-properties fo:font-weight="normal" officeooo:rsid="002e200d" officeooo:paragraph-rsid="002e200d" fo:background-color="#ffff00" style:font-weight-asian="normal" style:font-weight-complex="normal"/>
    </style:style>
    <style:style style:name="P26" style:family="paragraph" style:parent-style-name="Standard">
      <style:text-properties fo:font-weight="normal" officeooo:rsid="002f7d6f" officeooo:paragraph-rsid="002f7d6f" fo:background-color="#ffff00" style:font-weight-asian="normal" style:font-weight-complex="normal"/>
    </style:style>
    <style:style style:name="P27" style:family="paragraph" style:parent-style-name="Standard">
      <style:text-properties fo:font-weight="normal" officeooo:rsid="00313736" officeooo:paragraph-rsid="00313736" fo:background-color="transparent" style:font-weight-asian="normal" style:font-weight-complex="normal"/>
    </style:style>
    <style:style style:name="P28" style:family="paragraph" style:parent-style-name="Standard">
      <style:text-properties fo:font-weight="normal" officeooo:rsid="00331587" officeooo:paragraph-rsid="00331587" fo:background-color="transparent" style:font-weight-asian="normal" style:font-weight-complex="normal"/>
    </style:style>
    <style:style style:name="P29" style:family="paragraph" style:parent-style-name="Standard">
      <style:text-properties fo:font-weight="normal" officeooo:rsid="0033a951" officeooo:paragraph-rsid="0033a951" fo:background-color="transparent" style:font-weight-asian="normal" style:font-weight-complex="normal"/>
    </style:style>
    <style:style style:name="P30" style:family="paragraph" style:parent-style-name="Standard">
      <style:text-properties fo:font-weight="normal" officeooo:rsid="001e07b4" officeooo:paragraph-rsid="001e07b4" fo:background-color="#ffff66" style:font-weight-asian="normal" style:font-weight-complex="normal"/>
    </style:style>
    <style:style style:name="P31" style:family="paragraph" style:parent-style-name="Standard">
      <style:text-properties style:text-underline-style="solid" style:text-underline-width="auto" style:text-underline-color="font-color" fo:font-weight="bold" officeooo:rsid="00249172" officeooo:paragraph-rsid="00249172" style:font-weight-asian="bold" style:font-weight-complex="bold"/>
    </style:style>
    <style:style style:name="P32" style:family="paragraph" style:parent-style-name="Standard">
      <style:text-properties style:text-underline-style="solid" style:text-underline-width="auto" style:text-underline-color="font-color" officeooo:rsid="003af9e4" officeooo:paragraph-rsid="003af9e4"/>
    </style:style>
    <style:style style:name="P33" style:family="paragraph" style:parent-style-name="Standard">
      <style:text-properties style:text-underline-style="solid" style:text-underline-width="auto" style:text-underline-color="font-color" fo:font-weight="normal" officeooo:rsid="00397552" officeooo:paragraph-rsid="00397552" style:font-weight-asian="normal" style:font-weight-complex="normal"/>
    </style:style>
    <style:style style:name="P34" style:family="paragraph" style:parent-style-name="Standard">
      <style:text-properties officeooo:rsid="00397552" officeooo:paragraph-rsid="00397552"/>
    </style:style>
    <style:style style:name="P35" style:family="paragraph" style:parent-style-name="Standard">
      <style:text-properties officeooo:rsid="00397552" officeooo:paragraph-rsid="003af9e4"/>
    </style:style>
    <style:style style:name="P36" style:family="paragraph" style:parent-style-name="Standard">
      <style:text-properties officeooo:rsid="003af9e4" officeooo:paragraph-rsid="003af9e4"/>
    </style:style>
    <style:style style:name="P37" style:family="paragraph" style:parent-style-name="Standard">
      <style:text-properties style:text-underline-style="none" officeooo:rsid="003b868c" officeooo:paragraph-rsid="003b868c"/>
    </style:style>
    <style:style style:name="P38" style:family="paragraph" style:parent-style-name="Standard">
      <style:text-properties style:text-underline-style="none" officeooo:rsid="003d24b3" officeooo:paragraph-rsid="003d24b3"/>
    </style:style>
    <style:style style:name="P39" style:family="paragraph" style:parent-style-name="Standard">
      <style:text-properties style:text-underline-style="none" officeooo:rsid="003d24b3" officeooo:paragraph-rsid="003d24b3" fo:background-color="transparent"/>
    </style:style>
    <style:style style:name="P40" style:family="paragraph" style:parent-style-name="Standard">
      <style:text-properties fo:color="#0000ff" style:text-underline-style="none" officeooo:rsid="003f00cc" officeooo:paragraph-rsid="003f00cc" fo:background-color="transparent"/>
    </style:style>
    <style:style style:name="P41" style:family="paragraph" style:parent-style-name="Standard">
      <style:text-properties fo:color="#0000ff" style:text-underline-style="none" officeooo:rsid="004305ce" officeooo:paragraph-rsid="004305ce" fo:background-color="transparent"/>
    </style:style>
    <style:style style:name="P42" style:family="paragraph" style:parent-style-name="Standard">
      <style:text-properties fo:color="#0000ff" style:text-underline-style="none" officeooo:rsid="00469c1f" officeooo:paragraph-rsid="00469c1f" fo:background-color="transparent"/>
    </style:style>
    <style:style style:name="P43" style:family="paragraph" style:parent-style-name="Standard">
      <style:text-properties fo:color="#000000" style:text-underline-style="none" officeooo:rsid="003f00cc" officeooo:paragraph-rsid="003f00cc" fo:background-color="transparent"/>
    </style:style>
    <style:style style:name="P44" style:family="paragraph" style:parent-style-name="Standard">
      <style:text-properties fo:color="#000000" style:text-underline-style="none" officeooo:rsid="00411cc9" officeooo:paragraph-rsid="00411cc9" fo:background-color="transparent"/>
    </style:style>
    <style:style style:name="P45" style:family="paragraph" style:parent-style-name="Standard">
      <style:text-properties fo:color="#000000" style:text-underline-style="none" officeooo:rsid="0041f863" officeooo:paragraph-rsid="0041f863" fo:background-color="transparent"/>
    </style:style>
    <style:style style:name="P46" style:family="paragraph" style:parent-style-name="Standard">
      <style:text-properties fo:color="#000000" style:text-underline-style="none" officeooo:rsid="0044f80a" officeooo:paragraph-rsid="0044f80a" fo:background-color="transparent"/>
    </style:style>
    <style:style style:name="P47" style:family="paragraph" style:parent-style-name="Standard">
      <style:text-properties fo:color="#000000" style:text-underline-style="none" officeooo:rsid="0044f80a" officeooo:paragraph-rsid="004c3a13" fo:background-color="transparent"/>
    </style:style>
    <style:style style:name="P48" style:family="paragraph" style:parent-style-name="Standard">
      <style:text-properties fo:color="#000000" style:text-underline-style="none" officeooo:rsid="00469c1f" officeooo:paragraph-rsid="00469c1f" fo:background-color="transparent"/>
    </style:style>
    <style:style style:name="P49" style:family="paragraph" style:parent-style-name="Standard">
      <style:text-properties fo:color="#000000" style:text-underline-style="none" officeooo:rsid="004877c1" officeooo:paragraph-rsid="004877c1" fo:background-color="transparent"/>
    </style:style>
    <style:style style:name="P50" style:family="paragraph" style:parent-style-name="Standard">
      <style:text-properties fo:color="#000000" style:text-underline-style="none" officeooo:rsid="004a5448" officeooo:paragraph-rsid="004a5448" fo:background-color="transparent"/>
    </style:style>
    <style:style style:name="P51" style:family="paragraph" style:parent-style-name="Standard">
      <style:text-properties fo:color="#000000" style:text-underline-style="none" officeooo:rsid="004c3a13" officeooo:paragraph-rsid="004c3a13" fo:background-color="transparent"/>
    </style:style>
    <style:style style:name="P52" style:family="paragraph" style:parent-style-name="Standard">
      <style:text-properties fo:color="#000000" style:text-underline-style="none" officeooo:rsid="004cd074" officeooo:paragraph-rsid="004cd074" fo:background-color="transparent"/>
    </style:style>
    <style:style style:name="P53" style:family="paragraph" style:parent-style-name="Standard">
      <style:text-properties fo:color="#000000" style:text-underline-style="none" officeooo:rsid="004eb0b5" officeooo:paragraph-rsid="004eb0b5" fo:background-color="transparent"/>
    </style:style>
    <style:style style:name="P54" style:family="paragraph" style:parent-style-name="Standard">
      <style:text-properties fo:color="#000000" style:text-underline-style="none" officeooo:rsid="004f912e" officeooo:paragraph-rsid="004f912e" fo:background-color="transparent"/>
    </style:style>
    <style:style style:name="P55" style:family="paragraph" style:parent-style-name="Standard">
      <style:text-properties fo:color="#000000" style:text-underline-style="none" officeooo:rsid="00539b5e" officeooo:paragraph-rsid="00539b5e" fo:background-color="transparent"/>
    </style:style>
    <style:style style:name="P56" style:family="paragraph" style:parent-style-name="Standard">
      <style:text-properties fo:color="#000000" style:text-underline-style="none" officeooo:rsid="0054d0af" officeooo:paragraph-rsid="0054d0af" fo:background-color="transparent"/>
    </style:style>
    <style:style style:name="P57" style:family="paragraph" style:parent-style-name="Standard">
      <style:text-properties fo:color="#000000" style:text-underline-style="none" officeooo:rsid="005657ae" officeooo:paragraph-rsid="005657ae" fo:background-color="transparent"/>
    </style:style>
    <style:style style:name="P58" style:family="paragraph" style:parent-style-name="Standard">
      <style:text-properties fo:color="#000000" style:text-underline-style="none" officeooo:rsid="0059219d" officeooo:paragraph-rsid="0059219d" fo:background-color="transparent"/>
    </style:style>
    <style:style style:name="P59" style:family="paragraph" style:parent-style-name="Standard">
      <style:text-properties fo:color="#000000" style:text-underline-style="none" officeooo:rsid="00411cc9" officeooo:paragraph-rsid="00411cc9" fo:background-color="#ffff66"/>
    </style:style>
    <style:style style:name="P60" style:family="paragraph" style:parent-style-name="Standard">
      <style:text-properties fo:color="#000000" style:text-underline-style="none" officeooo:rsid="0059219d" officeooo:paragraph-rsid="0059219d" fo:background-color="#ffff66"/>
    </style:style>
    <style:style style:name="P61" style:family="paragraph" style:parent-style-name="Standard">
      <style:text-properties fo:color="#000000" style:text-underline-style="none" fo:font-weight="normal" officeooo:rsid="0059219d" officeooo:paragraph-rsid="0059219d" fo:background-color="transparent" style:font-weight-asian="normal" style:font-weight-complex="normal"/>
    </style:style>
    <style:style style:name="P62" style:family="paragraph" style:parent-style-name="Standard">
      <style:text-properties fo:color="#000000" style:text-underline-style="none" fo:font-weight="normal" officeooo:rsid="00595efe" officeooo:paragraph-rsid="00595efe" fo:background-color="transparent" style:font-weight-asian="normal" style:font-weight-complex="normal"/>
    </style:style>
    <style:style style:name="P63" style:family="paragraph" style:parent-style-name="Standard">
      <style:text-properties fo:color="#000000" style:text-underline-style="none" fo:font-weight="normal" officeooo:rsid="005b56b4" officeooo:paragraph-rsid="005b56b4" fo:background-color="transparent" style:font-weight-asian="normal" style:font-weight-complex="normal"/>
    </style:style>
    <style:style style:name="P64" style:family="paragraph" style:parent-style-name="Standard">
      <style:text-properties fo:color="#000000" style:text-underline-style="none" fo:font-weight="normal" officeooo:rsid="005ba697" officeooo:paragraph-rsid="005ba697" fo:background-color="transparent" style:font-weight-asian="normal" style:font-weight-complex="normal"/>
    </style:style>
    <style:style style:name="P65" style:family="paragraph" style:parent-style-name="Standard">
      <style:text-properties fo:color="#000000" style:text-underline-style="solid" style:text-underline-width="auto" style:text-underline-color="font-color" officeooo:rsid="004653c3" officeooo:paragraph-rsid="004653c3" fo:background-color="transparent"/>
    </style:style>
    <style:style style:name="P66" style:family="paragraph" style:parent-style-name="Standard">
      <style:text-properties fo:color="#000000" style:text-underline-style="solid" style:text-underline-width="auto" style:text-underline-color="font-color" officeooo:rsid="00469c1f" officeooo:paragraph-rsid="00469c1f" fo:background-color="transparent"/>
    </style:style>
    <style:style style:name="P67" style:family="paragraph" style:parent-style-name="Standard">
      <style:text-properties fo:color="#000000" style:text-underline-style="solid" style:text-underline-width="auto" style:text-underline-color="font-color" officeooo:rsid="004877c1" officeooo:paragraph-rsid="004877c1" fo:background-color="transparent"/>
    </style:style>
    <style:style style:name="P68" style:family="paragraph" style:parent-style-name="Standard">
      <style:text-properties fo:color="#000000" style:text-underline-style="solid" style:text-underline-width="auto" style:text-underline-color="font-color" fo:font-weight="bold" officeooo:rsid="00519f87" officeooo:paragraph-rsid="00519f87" fo:background-color="transparent" style:font-weight-asian="bold" style:font-weight-complex="bold"/>
    </style:style>
    <style:style style:name="P69" style:family="paragraph" style:parent-style-name="Standard">
      <style:text-properties fo:color="#000000" style:text-underline-style="solid" style:text-underline-width="auto" style:text-underline-color="font-color" fo:font-weight="bold" officeooo:rsid="0059219d" officeooo:paragraph-rsid="0059219d" fo:background-color="transparent" style:font-weight-asian="bold" style:font-weight-complex="bold"/>
    </style:style>
    <style:style style:name="P70" style:family="paragraph" style:parent-style-name="Standard">
      <style:text-properties fo:color="#000000" style:text-underline-style="solid" style:text-underline-width="auto" style:text-underline-color="font-color" fo:font-weight="bold" officeooo:rsid="005c5398" officeooo:paragraph-rsid="005c5398" fo:background-color="transparent" style:font-weight-asian="bold" style:font-weight-complex="bold"/>
    </style:style>
    <style:style style:name="P71" style:family="paragraph" style:parent-style-name="Standard">
      <style:text-properties fo:color="#000000" fo:font-style="normal" style:text-underline-style="solid" style:text-underline-width="auto" style:text-underline-color="font-color" fo:font-weight="normal" officeooo:rsid="00638d1c" officeooo:paragraph-rsid="00638d1c" fo:background-color="transparent" style:font-style-asian="normal" style:font-weight-asian="normal" style:font-style-complex="normal" style:font-weight-complex="normal"/>
    </style:style>
    <style:style style:name="P72" style:family="paragraph" style:parent-style-name="Standard">
      <style:text-properties fo:color="#000000" fo:font-style="normal" style:text-underline-style="solid" style:text-underline-width="auto" style:text-underline-color="font-color" fo:font-weight="normal" officeooo:rsid="006785e0" officeooo:paragraph-rsid="006785e0" fo:background-color="transparent" style:font-style-asian="normal" style:font-weight-asian="normal" style:font-style-complex="normal" style:font-weight-complex="normal"/>
    </style:style>
    <style:style style:name="P73" style:family="paragraph" style:parent-style-name="Standard">
      <style:text-properties fo:color="#000000" fo:font-style="normal" style:text-underline-style="solid" style:text-underline-width="auto" style:text-underline-color="font-color" fo:font-weight="normal" officeooo:rsid="007109b5" officeooo:paragraph-rsid="007109b5" fo:background-color="transparent" style:font-style-asian="normal" style:font-weight-asian="normal" style:font-style-complex="normal" style:font-weight-complex="normal"/>
    </style:style>
    <style:style style:name="P74" style:family="paragraph" style:parent-style-name="Standard">
      <style:text-properties fo:color="#000000" fo:font-style="normal" style:text-underline-style="solid" style:text-underline-width="auto" style:text-underline-color="font-color" fo:font-weight="bold" officeooo:rsid="0062182c" officeooo:paragraph-rsid="0062182c" fo:background-color="transparent" style:font-style-asian="normal" style:font-weight-asian="bold" style:font-style-complex="normal" style:font-weight-complex="bold"/>
    </style:style>
    <style:style style:name="P75" style:family="paragraph" style:parent-style-name="Standard">
      <style:text-properties fo:color="#000000" fo:font-style="normal" style:text-underline-style="solid" style:text-underline-width="auto" style:text-underline-color="font-color" fo:font-weight="bold" officeooo:rsid="005de24d" officeooo:paragraph-rsid="005de24d" fo:background-color="transparent" style:font-style-asian="normal" style:font-weight-asian="bold" style:font-style-complex="normal" style:font-weight-complex="bold"/>
    </style:style>
    <style:style style:name="P76" style:family="paragraph" style:parent-style-name="Standard">
      <style:text-properties fo:color="#000000" fo:font-style="normal" style:text-underline-style="solid" style:text-underline-width="auto" style:text-underline-color="font-color" fo:font-weight="bold" officeooo:rsid="006c003c" officeooo:paragraph-rsid="006c003c" fo:background-color="#ffff66" style:font-style-asian="normal" style:font-weight-asian="bold" style:font-style-complex="normal" style:font-weight-complex="bold"/>
    </style:style>
    <style:style style:name="P77" style:family="paragraph" style:parent-style-name="Standard">
      <style:text-properties fo:color="#000000" fo:font-style="normal" style:text-underline-style="none" fo:font-weight="normal" officeooo:rsid="005ba697" officeooo:paragraph-rsid="005ba697" fo:background-color="transparent" style:font-style-asian="normal" style:font-weight-asian="normal" style:font-style-complex="normal" style:font-weight-complex="normal"/>
    </style:style>
    <style:style style:name="P78" style:family="paragraph" style:parent-style-name="Standard">
      <style:text-properties fo:color="#000000" fo:font-style="normal" style:text-underline-style="none" fo:font-weight="normal" officeooo:rsid="00620d72" officeooo:paragraph-rsid="0062182c" fo:background-color="transparent" style:font-style-asian="normal" style:font-weight-asian="normal" style:font-style-complex="normal" style:font-weight-complex="normal"/>
    </style:style>
    <style:style style:name="P79" style:family="paragraph" style:parent-style-name="Standard">
      <style:text-properties fo:color="#000000" fo:font-style="normal" style:text-underline-style="none" fo:font-weight="normal" officeooo:rsid="0062182c" officeooo:paragraph-rsid="0062182c" fo:background-color="transparent" style:font-style-asian="normal" style:font-weight-asian="normal" style:font-style-complex="normal" style:font-weight-complex="normal"/>
    </style:style>
    <style:style style:name="P80" style:family="paragraph" style:parent-style-name="Standard">
      <style:text-properties fo:color="#000000" fo:font-style="normal" style:text-underline-style="none" fo:font-weight="normal" officeooo:rsid="00638d1c" officeooo:paragraph-rsid="00638d1c" fo:background-color="transparent" style:font-style-asian="normal" style:font-weight-asian="normal" style:font-style-complex="normal" style:font-weight-complex="normal"/>
    </style:style>
    <style:style style:name="P81" style:family="paragraph" style:parent-style-name="Standard">
      <style:text-properties fo:color="#000000" fo:font-style="normal" style:text-underline-style="none" fo:font-weight="normal" officeooo:rsid="005de24d" officeooo:paragraph-rsid="005de24d" fo:background-color="transparent" style:font-style-asian="normal" style:font-weight-asian="normal" style:font-style-complex="normal" style:font-weight-complex="normal"/>
    </style:style>
    <style:style style:name="P82" style:family="paragraph" style:parent-style-name="Standard">
      <style:text-properties fo:color="#000000" fo:font-style="normal" style:text-underline-style="none" fo:font-weight="normal" officeooo:rsid="005f943a" officeooo:paragraph-rsid="005f943a" fo:background-color="transparent" style:font-style-asian="normal" style:font-weight-asian="normal" style:font-style-complex="normal" style:font-weight-complex="normal"/>
    </style:style>
    <style:style style:name="P83" style:family="paragraph" style:parent-style-name="Standard">
      <style:text-properties fo:color="#000000" fo:font-style="normal" style:text-underline-style="none" fo:font-weight="normal" officeooo:rsid="0063a07c" officeooo:paragraph-rsid="006559c5" fo:background-color="transparent" style:font-style-asian="normal" style:font-weight-asian="normal" style:font-style-complex="normal" style:font-weight-complex="normal"/>
    </style:style>
    <style:style style:name="P84" style:family="paragraph" style:parent-style-name="Standard">
      <style:text-properties fo:color="#000000" fo:font-style="normal" style:text-underline-style="none" fo:font-weight="normal" officeooo:rsid="00640788" officeooo:paragraph-rsid="006559c5" fo:background-color="transparent" style:font-style-asian="normal" style:font-weight-asian="normal" style:font-style-complex="normal" style:font-weight-complex="normal"/>
    </style:style>
    <style:style style:name="P85" style:family="paragraph" style:parent-style-name="Standard">
      <style:text-properties fo:color="#000000" fo:font-style="normal" style:text-underline-style="none" fo:font-weight="normal" officeooo:rsid="0067096c" officeooo:paragraph-rsid="0067096c" fo:background-color="transparent" style:font-style-asian="normal" style:font-weight-asian="normal" style:font-style-complex="normal" style:font-weight-complex="normal"/>
    </style:style>
    <style:style style:name="P86" style:family="paragraph" style:parent-style-name="Standard">
      <style:text-properties fo:color="#000000" fo:font-style="normal" style:text-underline-style="none" fo:font-weight="normal" officeooo:rsid="006785e0" officeooo:paragraph-rsid="006785e0" fo:background-color="transparent" style:font-style-asian="normal" style:font-weight-asian="normal" style:font-style-complex="normal" style:font-weight-complex="normal"/>
    </style:style>
    <style:style style:name="P87" style:family="paragraph" style:parent-style-name="Standard">
      <style:text-properties fo:color="#000000" fo:font-style="normal" style:text-underline-style="none" fo:font-weight="normal" officeooo:rsid="0068d08e" officeooo:paragraph-rsid="0068d08e" fo:background-color="transparent" style:font-style-asian="normal" style:font-weight-asian="normal" style:font-style-complex="normal" style:font-weight-complex="normal"/>
    </style:style>
    <style:style style:name="P88" style:family="paragraph" style:parent-style-name="Standard">
      <style:text-properties fo:color="#000000" fo:font-style="normal" style:text-underline-style="none" fo:font-weight="normal" officeooo:rsid="006c87cc" officeooo:paragraph-rsid="006c87cc" fo:background-color="transparent" style:font-style-asian="normal" style:font-weight-asian="normal" style:font-style-complex="normal" style:font-weight-complex="normal"/>
    </style:style>
    <style:style style:name="P89" style:family="paragraph" style:parent-style-name="Standard">
      <style:text-properties fo:color="#000000" fo:font-style="normal" style:text-underline-style="none" fo:font-weight="normal" officeooo:rsid="006df2aa" officeooo:paragraph-rsid="006df2aa" fo:background-color="transparent" style:font-style-asian="normal" style:font-weight-asian="normal" style:font-style-complex="normal" style:font-weight-complex="normal"/>
    </style:style>
    <style:style style:name="P90" style:family="paragraph" style:parent-style-name="Standard">
      <style:text-properties fo:color="#000000" fo:font-style="normal" style:text-underline-style="none" fo:font-weight="normal" officeooo:rsid="006ec83c" officeooo:paragraph-rsid="006ec83c" fo:background-color="transparent" style:font-style-asian="normal" style:font-weight-asian="normal" style:font-style-complex="normal" style:font-weight-complex="normal"/>
    </style:style>
    <style:style style:name="P91" style:family="paragraph" style:parent-style-name="Standard">
      <style:text-properties fo:color="#000000" fo:font-style="normal" style:text-underline-style="none" fo:font-weight="normal" officeooo:rsid="0070a5cb" officeooo:paragraph-rsid="0070a5cb" fo:background-color="transparent" style:font-style-asian="normal" style:font-weight-asian="normal" style:font-style-complex="normal" style:font-weight-complex="normal"/>
    </style:style>
    <style:style style:name="P92" style:family="paragraph" style:parent-style-name="Standard">
      <style:text-properties fo:color="#000000" fo:font-style="normal" style:text-underline-style="none" fo:font-weight="normal" officeooo:rsid="007109b5" officeooo:paragraph-rsid="007109b5" fo:background-color="transparent" style:font-style-asian="normal" style:font-weight-asian="normal" style:font-style-complex="normal" style:font-weight-complex="normal"/>
    </style:style>
    <style:style style:name="P93" style:family="paragraph" style:parent-style-name="Standard">
      <style:text-properties fo:color="#000000" fo:font-style="normal" style:text-underline-style="none" fo:font-weight="normal" officeooo:rsid="0071a2a0" officeooo:paragraph-rsid="0071a2a0" fo:background-color="transparent" style:font-style-asian="normal" style:font-weight-asian="normal" style:font-style-complex="normal" style:font-weight-complex="normal"/>
    </style:style>
    <style:style style:name="P94" style:family="paragraph" style:parent-style-name="Standard">
      <style:text-properties fo:color="#000000" fo:font-style="normal" style:text-underline-style="none" fo:font-weight="normal" officeooo:rsid="00729bf4" officeooo:paragraph-rsid="00729bf4" fo:background-color="transparent" style:font-style-asian="normal" style:font-weight-asian="normal" style:font-style-complex="normal" style:font-weight-complex="normal"/>
    </style:style>
    <style:style style:name="P95" style:family="paragraph" style:parent-style-name="Standard">
      <style:text-properties fo:color="#000000" fo:font-style="normal" style:text-underline-style="none" fo:font-weight="normal" officeooo:rsid="0073d041" officeooo:paragraph-rsid="0073d041" fo:background-color="transparent" style:font-style-asian="normal" style:font-weight-asian="normal" style:font-style-complex="normal" style:font-weight-complex="normal"/>
    </style:style>
    <style:style style:name="P96" style:family="paragraph" style:parent-style-name="Standard">
      <style:text-properties fo:color="#000000" fo:font-style="normal" style:text-underline-style="none" fo:font-weight="normal" officeooo:rsid="007512df" officeooo:paragraph-rsid="007512df" fo:background-color="transparent" style:font-style-asian="normal" style:font-weight-asian="normal" style:font-style-complex="normal" style:font-weight-complex="normal"/>
    </style:style>
    <style:style style:name="P97" style:family="paragraph" style:parent-style-name="Standard">
      <style:text-properties fo:color="#000000" fo:font-style="normal" style:text-underline-style="none" fo:font-weight="normal" officeooo:rsid="007b7856" officeooo:paragraph-rsid="007b7856" fo:background-color="transparent" style:font-style-asian="normal" style:font-weight-asian="normal" style:font-style-complex="normal" style:font-weight-complex="normal"/>
    </style:style>
    <style:style style:name="P98" style:family="paragraph" style:parent-style-name="Standard">
      <style:text-properties fo:color="#000000" fo:font-style="normal" style:text-underline-style="none" fo:font-weight="normal" officeooo:rsid="007bb10e" officeooo:paragraph-rsid="007bb10e" fo:background-color="transparent" style:font-style-asian="normal" style:font-weight-asian="normal" style:font-style-complex="normal" style:font-weight-complex="normal"/>
    </style:style>
    <style:style style:name="P99" style:family="paragraph" style:parent-style-name="Standard">
      <style:text-properties fo:color="#000000" fo:font-style="normal" style:text-underline-style="none" fo:font-weight="normal" officeooo:rsid="007d195b" officeooo:paragraph-rsid="007d195b" fo:background-color="transparent" style:font-style-asian="normal" style:font-weight-asian="normal" style:font-style-complex="normal" style:font-weight-complex="normal"/>
    </style:style>
    <style:style style:name="P100" style:family="paragraph" style:parent-style-name="Standard">
      <style:text-properties fo:color="#000000" fo:font-style="normal" style:text-underline-style="none" fo:font-weight="normal" officeooo:rsid="007e8537" officeooo:paragraph-rsid="007e8537" fo:background-color="transparent" style:font-style-asian="normal" style:font-weight-asian="normal" style:font-style-complex="normal" style:font-weight-complex="normal"/>
    </style:style>
    <style:style style:name="P101" style:family="paragraph" style:parent-style-name="Standard">
      <style:text-properties fo:color="#000000" fo:font-style="normal" style:text-underline-style="none" fo:font-weight="normal" officeooo:rsid="007fa05d" officeooo:paragraph-rsid="007fa05d" fo:background-color="transparent" style:font-style-asian="normal" style:font-weight-asian="normal" style:font-style-complex="normal" style:font-weight-complex="normal"/>
    </style:style>
    <style:style style:name="P102" style:family="paragraph" style:parent-style-name="Standard">
      <style:text-properties fo:color="#000000" fo:font-style="normal" style:text-underline-style="none" fo:font-weight="normal" officeooo:rsid="0081e53c" officeooo:paragraph-rsid="0081e53c" fo:background-color="transparent" style:font-style-asian="normal" style:font-weight-asian="normal" style:font-style-complex="normal" style:font-weight-complex="normal"/>
    </style:style>
    <style:style style:name="P103" style:family="paragraph" style:parent-style-name="Standard">
      <style:text-properties fo:color="#000000" fo:font-style="normal" style:text-underline-style="none" fo:font-weight="normal" officeooo:rsid="0083d9c6" officeooo:paragraph-rsid="0083d9c6" fo:background-color="transparent" style:font-style-asian="normal" style:font-weight-asian="normal" style:font-style-complex="normal" style:font-weight-complex="normal"/>
    </style:style>
    <style:style style:name="P104" style:family="paragraph" style:parent-style-name="Standard">
      <style:text-properties fo:color="#000000" fo:font-style="normal" style:text-underline-style="none" fo:font-weight="normal" officeooo:rsid="0084b216" officeooo:paragraph-rsid="0084b216" fo:background-color="transparent" style:font-style-asian="normal" style:font-weight-asian="normal" style:font-style-complex="normal" style:font-weight-complex="normal"/>
    </style:style>
    <style:style style:name="P105" style:family="paragraph" style:parent-style-name="Standard">
      <style:text-properties fo:color="#000000" fo:font-style="normal" style:text-underline-style="none" fo:font-weight="normal" officeooo:rsid="0085fd00" officeooo:paragraph-rsid="0085fd00" fo:background-color="transparent" style:font-style-asian="normal" style:font-weight-asian="normal" style:font-style-complex="normal" style:font-weight-complex="normal"/>
    </style:style>
    <style:style style:name="P106" style:family="paragraph" style:parent-style-name="Standard">
      <style:text-properties fo:color="#000000" fo:font-style="normal" style:text-underline-style="none" fo:font-weight="normal" officeooo:rsid="0086bb78" officeooo:paragraph-rsid="0086bb78" fo:background-color="transparent" style:font-style-asian="normal" style:font-weight-asian="normal" style:font-style-complex="normal" style:font-weight-complex="normal"/>
    </style:style>
    <style:style style:name="P107" style:family="paragraph" style:parent-style-name="Standard">
      <style:text-properties fo:color="#000000" fo:font-style="normal" style:text-underline-style="none" fo:font-weight="normal" officeooo:rsid="0087dd5f" officeooo:paragraph-rsid="0087dd5f" fo:background-color="transparent" style:font-style-asian="normal" style:font-weight-asian="normal" style:font-style-complex="normal" style:font-weight-complex="normal"/>
    </style:style>
    <style:style style:name="P108" style:family="paragraph" style:parent-style-name="Standard">
      <style:text-properties fo:color="#000000" fo:font-style="normal" style:text-underline-style="none" fo:font-weight="normal" officeooo:rsid="0089018a" officeooo:paragraph-rsid="0089018a" fo:background-color="transparent" style:font-style-asian="normal" style:font-weight-asian="normal" style:font-style-complex="normal" style:font-weight-complex="normal"/>
    </style:style>
    <style:style style:name="P109" style:family="paragraph" style:parent-style-name="Standard">
      <style:text-properties fo:color="#000000" fo:font-style="normal" style:text-underline-style="none" fo:font-weight="normal" officeooo:rsid="006df2aa" officeooo:paragraph-rsid="006df2aa" fo:background-color="#ffff00" style:font-style-asian="normal" style:font-weight-asian="normal" style:font-style-complex="normal" style:font-weight-complex="normal"/>
    </style:style>
    <style:style style:name="P110" style:family="paragraph" style:parent-style-name="Standard">
      <style:text-properties fo:color="#000000" fo:font-style="normal" style:text-underline-style="none" fo:font-weight="normal" officeooo:rsid="0070a5cb" officeooo:paragraph-rsid="0070a5cb" fo:background-color="#ffccff" style:font-style-asian="normal" style:font-weight-asian="normal" style:font-style-complex="normal" style:font-weight-complex="normal"/>
    </style:style>
    <style:style style:name="P111" style:family="paragraph" style:parent-style-name="Standard">
      <style:text-properties fo:color="#000000" fo:font-style="normal" style:text-underline-style="none" fo:font-weight="normal" officeooo:rsid="0071a2a0" officeooo:paragraph-rsid="0071a2a0" fo:background-color="#ffccff" style:font-style-asian="normal" style:font-weight-asian="normal" style:font-style-complex="normal" style:font-weight-complex="normal"/>
    </style:style>
    <style:style style:name="P112" style:family="paragraph" style:parent-style-name="Standard">
      <style:text-properties fo:color="#000000" fo:font-size="14pt" fo:font-style="normal" style:text-underline-style="solid" style:text-underline-width="auto" style:text-underline-color="font-color" fo:font-weight="bold" officeooo:rsid="006b6f47" officeooo:paragraph-rsid="006b6f47" fo:background-color="transparent" style:font-size-asian="14pt" style:font-style-asian="normal" style:font-weight-asian="bold" style:font-size-complex="14pt" style:font-style-complex="normal" style:font-weight-complex="bold"/>
    </style:style>
    <style:style style:name="P113" style:family="paragraph" style:parent-style-name="Standard">
      <style:text-properties fo:color="#ff00cc" style:text-underline-style="none" officeooo:rsid="004f912e" officeooo:paragraph-rsid="004f912e" fo:background-color="transparent"/>
    </style:style>
    <style:style style:name="P114" style:family="paragraph" style:parent-style-name="Standard">
      <style:text-properties fo:color="#ff00cc" style:text-underline-style="none" officeooo:rsid="0050ad88" officeooo:paragraph-rsid="0050ad88" fo:background-color="transparent"/>
    </style:style>
    <style:style style:name="P115" style:family="paragraph" style:parent-style-name="Standard">
      <style:text-properties fo:color="#ff00cc" style:text-underline-style="none" officeooo:rsid="00519f87" officeooo:paragraph-rsid="00519f87" fo:background-color="transparent"/>
    </style:style>
    <style:style style:name="P116" style:family="paragraph" style:parent-style-name="Standard">
      <style:text-properties fo:color="#808080" style:text-underline-style="none" officeooo:rsid="004f912e" officeooo:paragraph-rsid="004f912e" fo:background-color="transparent"/>
    </style:style>
    <style:style style:name="P117" style:family="paragraph" style:parent-style-name="Standard">
      <style:text-properties fo:color="#ff3333" fo:font-style="normal" style:text-underline-style="none" fo:font-weight="normal" officeooo:rsid="005ba697" officeooo:paragraph-rsid="005ba697" fo:background-color="transparent" style:font-style-asian="normal" style:font-weight-asian="normal" style:font-style-complex="normal" style:font-weight-complex="normal"/>
    </style:style>
    <style:style style:name="P118" style:family="paragraph" style:parent-style-name="Standard">
      <style:text-properties fo:color="#ff3333" fo:font-style="normal" style:text-underline-style="none" fo:font-weight="normal" officeooo:rsid="005de24d" officeooo:paragraph-rsid="005de24d" fo:background-color="transparent" style:font-style-asian="normal" style:font-weight-asian="normal" style:font-style-complex="normal" style:font-weight-complex="normal"/>
    </style:style>
    <style:style style:name="P119" style:family="paragraph" style:parent-style-name="Standard">
      <style:text-properties fo:color="#ff3333" fo:font-style="normal" style:text-underline-style="none" fo:font-weight="normal" officeooo:rsid="005de24d" officeooo:paragraph-rsid="005f943a" fo:background-color="transparent" style:font-style-asian="normal" style:font-weight-asian="normal" style:font-style-complex="normal" style:font-weight-complex="normal"/>
    </style:style>
    <style:style style:name="P120" style:family="paragraph" style:parent-style-name="Standard">
      <style:text-properties fo:color="#ff3333" fo:font-style="normal" style:text-underline-style="none" fo:font-weight="normal" officeooo:rsid="005f943a" officeooo:paragraph-rsid="005f943a" fo:background-color="transparent" style:font-style-asian="normal" style:font-weight-asian="normal" style:font-style-complex="normal" style:font-weight-complex="normal"/>
    </style:style>
    <style:style style:name="P121" style:family="paragraph" style:parent-style-name="Standard">
      <style:text-properties fo:color="#ff3333" fo:font-style="normal" style:text-underline-style="none" fo:font-weight="normal" officeooo:rsid="007d195b" officeooo:paragraph-rsid="007d195b" fo:background-color="transparent" style:font-style-asian="normal" style:font-weight-asian="normal" style:font-style-complex="normal" style:font-weight-complex="normal"/>
    </style:style>
    <style:style style:name="P122" style:family="paragraph" style:parent-style-name="Standard">
      <style:text-properties fo:color="#999999" fo:font-style="normal" style:text-underline-style="none" fo:font-weight="normal" officeooo:rsid="005f943a" officeooo:paragraph-rsid="005f943a" fo:background-color="transparent" style:font-style-asian="normal" style:font-weight-asian="normal" style:font-style-complex="normal" style:font-weight-complex="normal"/>
    </style:style>
    <style:style style:name="P123" style:family="paragraph" style:parent-style-name="Standard">
      <style:text-properties fo:color="#999999" fo:font-style="normal" style:text-underline-style="none" fo:font-weight="normal" officeooo:rsid="005f943a" officeooo:paragraph-rsid="006559c5" fo:background-color="transparent" style:font-style-asian="normal" style:font-weight-asian="normal" style:font-style-complex="normal" style:font-weight-complex="normal"/>
    </style:style>
    <style:style style:name="P124" style:family="paragraph" style:parent-style-name="Standard">
      <style:text-properties fo:color="#999999" fo:font-style="normal" style:text-underline-style="none" fo:font-weight="normal" officeooo:rsid="005f943a" officeooo:paragraph-rsid="00699104" fo:background-color="transparent" style:font-style-asian="normal" style:font-weight-asian="normal" style:font-style-complex="normal" style:font-weight-complex="normal"/>
    </style:style>
    <style:style style:name="P125" style:family="paragraph" style:parent-style-name="Standard">
      <style:text-properties fo:color="#999999" fo:font-style="normal" style:text-underline-style="none" fo:font-weight="normal" officeooo:rsid="0068d08e" officeooo:paragraph-rsid="0068d08e" fo:background-color="transparent" style:font-style-asian="normal" style:font-weight-asian="normal" style:font-style-complex="normal" style:font-weight-complex="normal"/>
    </style:style>
    <style:style style:name="P126" style:family="paragraph" style:parent-style-name="Standard">
      <style:text-properties fo:color="#212224" style:font-name="Times-Roman" fo:font-size="15pt" officeooo:rsid="003af9e4" officeooo:paragraph-rsid="003af9e4" style:font-size-asian="15pt"/>
    </style:style>
    <style:style style:name="P127" style:family="paragraph" style:parent-style-name="Standard">
      <style:text-properties fo:color="#ff0066" fo:font-style="normal" style:text-underline-style="none" fo:font-weight="normal" officeooo:rsid="0068d08e" officeooo:paragraph-rsid="0068d08e" fo:background-color="transparent" style:font-style-asian="normal" style:font-weight-asian="normal" style:font-style-complex="normal" style:font-weight-complex="normal"/>
    </style:style>
    <style:style style:name="P128" style:family="paragraph" style:parent-style-name="Standard">
      <style:text-properties fo:color="#ff0066" fo:font-style="normal" style:text-underline-style="none" fo:font-weight="normal" officeooo:rsid="00699104" officeooo:paragraph-rsid="00699104" fo:background-color="#ffff66" style:font-style-asian="normal" style:font-weight-asian="normal" style:font-style-complex="normal" style:font-weight-complex="normal"/>
    </style:style>
    <style:style style:name="P129" style:family="paragraph" style:parent-style-name="Standard">
      <style:text-properties fo:color="#ff0066" fo:font-style="normal" style:text-underline-style="none" fo:font-weight="normal" officeooo:rsid="006c003c" officeooo:paragraph-rsid="006c003c" fo:background-color="#ffff66" style:font-style-asian="normal" style:font-weight-asian="normal" style:font-style-complex="normal" style:font-weight-complex="normal"/>
    </style:style>
    <style:style style:name="P130" style:family="paragraph" style:parent-style-name="Standard">
      <style:text-properties fo:color="#ff0066" fo:font-style="normal" style:text-underline-style="none" fo:font-weight="normal" officeooo:rsid="006ec83c" officeooo:paragraph-rsid="006ec83c" fo:background-color="#ffff66" style:font-style-asian="normal" style:font-weight-asian="normal" style:font-style-complex="normal" style:font-weight-complex="normal"/>
    </style:style>
    <style:style style:name="P131" style:family="paragraph" style:parent-style-name="Standard">
      <style:text-properties fo:color="#ff0066" fo:font-style="normal" style:text-underline-style="none" fo:font-weight="bold" officeooo:rsid="006c87cc" officeooo:paragraph-rsid="006c87cc" fo:background-color="#ffff66" style:font-style-asian="normal" style:font-weight-asian="bold" style:font-style-complex="normal" style:font-weight-complex="bold"/>
    </style:style>
    <style:style style:name="P132" style:family="paragraph" style:parent-style-name="Standard">
      <style:text-properties fo:color="#009933" fo:font-style="normal" style:text-underline-style="none" fo:font-weight="normal" officeooo:rsid="007d195b" officeooo:paragraph-rsid="007d195b" fo:background-color="transparent" style:font-style-asian="normal" style:font-weight-asian="normal" style:font-style-complex="normal" style:font-weight-complex="normal"/>
    </style:style>
    <style:style style:name="P133" style:family="paragraph" style:parent-style-name="Standard">
      <style:paragraph-properties fo:background-color="transparent">
        <style:background-image/>
      </style:paragraph-properties>
      <style:text-properties style:text-underline-style="solid" style:text-underline-width="auto" style:text-underline-color="font-color" officeooo:rsid="003b868c" officeooo:paragraph-rsid="003b868c" fo:background-color="#ffff66"/>
    </style:style>
    <style:style style:name="P134" style:family="paragraph" style:parent-style-name="Standard">
      <style:paragraph-properties fo:padding="0.0291in" fo:border-left="none" fo:border-right="none" fo:border-top="none" fo:border-bottom="0.06pt solid #000000" style:join-border="false"/>
      <style:text-properties fo:color="#000000" fo:font-style="normal" style:text-underline-style="none" fo:font-weight="normal" officeooo:rsid="00640788" officeooo:paragraph-rsid="006559c5" fo:background-color="transparent" style:font-style-asian="normal" style:font-weight-asian="normal" style:font-style-complex="normal" style:font-weight-complex="normal"/>
    </style:style>
    <style:style style:name="P135" style:family="paragraph" style:parent-style-name="Standard">
      <style:paragraph-properties fo:padding="0.0291in" fo:border-left="none" fo:border-right="none" fo:border-top="none" fo:border-bottom="0.06pt solid #000000" style:join-border="false"/>
      <style:text-properties fo:color="#999999" fo:font-style="normal" style:text-underline-style="none" fo:font-weight="normal" officeooo:rsid="005f943a" officeooo:paragraph-rsid="005f943a" fo:background-color="transparent" style:font-style-asian="normal" style:font-weight-asian="normal" style:font-style-complex="normal" style:font-weight-complex="normal"/>
    </style:style>
    <style:style style:name="P136" style:family="paragraph" style:parent-style-name="Standard">
      <style:paragraph-properties fo:background-color="#ffff00">
        <style:background-image/>
      </style:paragraph-properties>
      <style:text-properties fo:color="#000000" fo:font-style="normal" style:text-underline-style="none" fo:font-weight="normal" officeooo:rsid="0068d08e" officeooo:paragraph-rsid="0068d08e" fo:background-color="transparent" style:font-style-asian="normal" style:font-weight-asian="normal" style:font-style-complex="normal" style:font-weight-complex="normal"/>
    </style:style>
    <style:style style:name="P137" style:family="paragraph" style:parent-style-name="Standard">
      <style:paragraph-properties fo:break-before="page"/>
      <style:text-properties fo:color="#000000" fo:font-size="15pt" fo:font-style="normal" style:text-underline-style="none" fo:font-weight="normal" officeooo:rsid="0070a5cb" officeooo:paragraph-rsid="0070a5cb" fo:background-color="transparent" style:font-size-asian="15pt" style:font-style-asian="normal" style:font-weight-asian="normal" style:font-size-complex="15pt" style:font-style-complex="normal" style:font-weight-complex="normal"/>
    </style:style>
    <style:style style:name="P138" style:family="paragraph" style:parent-style-name="Standard" style:list-style-name="L1">
      <style:text-properties fo:font-weight="normal" officeooo:rsid="001e07b4" officeooo:paragraph-rsid="001e07b4" style:font-weight-asian="normal" style:font-weight-complex="normal"/>
    </style:style>
    <style:style style:name="P139" style:family="paragraph" style:parent-style-name="Standard" style:list-style-name="L2">
      <style:text-properties fo:color="#000000" style:text-underline-style="none" officeooo:rsid="004eb0b5" officeooo:paragraph-rsid="004eb0b5" fo:background-color="transparent"/>
    </style:style>
    <style:style style:name="P140" style:family="paragraph" style:parent-style-name="Standard" style:list-style-name="L3">
      <style:text-properties fo:color="#000000" style:text-underline-style="none" officeooo:rsid="005657ae" officeooo:paragraph-rsid="005657ae" fo:background-color="transparent"/>
    </style:style>
    <style:style style:name="P141" style:family="paragraph" style:parent-style-name="Standard" style:list-style-name="L4">
      <style:text-properties fo:color="#000000" style:text-underline-style="none" fo:font-weight="normal" officeooo:rsid="00595efe" officeooo:paragraph-rsid="00595efe" fo:background-color="transparent" style:font-weight-asian="normal" style:font-weight-complex="normal"/>
    </style:style>
    <style:style style:name="P142" style:family="paragraph" style:parent-style-name="Standard" style:list-style-name="L5">
      <style:text-properties fo:color="#000000" fo:font-style="normal" style:text-underline-style="none" fo:font-weight="normal" officeooo:rsid="0073d041" officeooo:paragraph-rsid="0073d041" fo:background-color="transparent" style:font-style-asian="normal" style:font-weight-asian="normal" style:font-style-complex="normal" style:font-weight-complex="normal"/>
    </style:style>
    <style:style style:name="P143" style:family="paragraph" style:parent-style-name="Standard" style:list-style-name="L6">
      <style:text-properties fo:color="#000000" fo:font-style="normal" style:text-underline-style="none" fo:font-weight="normal" officeooo:rsid="007512df" officeooo:paragraph-rsid="007512df" fo:background-color="transparent" style:font-style-asian="normal" style:font-weight-asian="normal" style:font-style-complex="normal" style:font-weight-complex="normal"/>
    </style:style>
    <style:style style:name="P144" style:family="paragraph" style:parent-style-name="Standard" style:list-style-name="L6">
      <style:text-properties fo:color="#000000" fo:font-style="normal" style:text-underline-style="none" fo:font-weight="normal" officeooo:rsid="007aa45a" officeooo:paragraph-rsid="007aa45a" fo:background-color="transparent" style:font-style-asian="normal" style:font-weight-asian="normal" style:font-style-complex="normal" style:font-weight-complex="normal"/>
    </style:style>
    <style:style style:name="P145" style:family="paragraph" style:parent-style-name="Standard">
      <style:text-properties fo:color="#000000" fo:font-style="normal" style:text-underline-style="none" fo:font-weight="normal" officeooo:rsid="0089018a" officeooo:paragraph-rsid="0089018a" fo:background-color="transparent" style:font-style-asian="normal" style:font-weight-asian="normal" style:font-style-complex="normal" style:font-weight-complex="normal"/>
    </style:style>
    <style:style style:name="P146" style:family="paragraph" style:parent-style-name="Standard">
      <style:text-properties fo:color="#000000" fo:font-style="normal" style:text-underline-style="none" fo:font-weight="normal" officeooo:rsid="008bb3fa" officeooo:paragraph-rsid="008bb3fa" fo:background-color="transparent" style:font-style-asian="normal" style:font-weight-asian="normal" style:font-style-complex="normal" style:font-weight-complex="normal"/>
    </style:style>
    <style:style style:name="P147" style:family="paragraph" style:parent-style-name="Standard">
      <style:text-properties fo:color="#000000" fo:font-style="normal" style:text-underline-style="none" fo:font-weight="normal" officeooo:rsid="008bb3fa" officeooo:paragraph-rsid="008bcb28" fo:background-color="transparent" style:font-style-asian="normal" style:font-weight-asian="normal" style:font-style-complex="normal" style:font-weight-complex="normal"/>
    </style:style>
    <style:style style:name="P148" style:family="paragraph" style:parent-style-name="Standard">
      <style:text-properties fo:color="#000000" fo:font-style="normal" style:text-underline-style="none" fo:font-weight="normal" officeooo:rsid="008bcb28" officeooo:paragraph-rsid="008bcb28" fo:background-color="transparent" style:font-style-asian="normal" style:font-weight-asian="normal" style:font-style-complex="normal" style:font-weight-complex="normal"/>
    </style:style>
    <style:style style:name="P149" style:family="paragraph" style:parent-style-name="Standard">
      <style:text-properties fo:color="#000000" fo:font-style="normal" style:text-underline-style="none" fo:font-weight="normal" officeooo:rsid="008c3e57" officeooo:paragraph-rsid="008c3e57" fo:background-color="transparent" style:font-style-asian="normal" style:font-weight-asian="normal" style:font-style-complex="normal" style:font-weight-complex="normal"/>
    </style:style>
    <style:style style:name="P150" style:family="paragraph" style:parent-style-name="Standard">
      <style:text-properties fo:color="#000000" fo:font-style="normal" style:text-underline-style="none" fo:font-weight="normal" officeooo:rsid="008e4252" officeooo:paragraph-rsid="008e4252" fo:background-color="transparent" style:font-style-asian="normal" style:font-weight-asian="normal" style:font-style-complex="normal" style:font-weight-complex="normal"/>
    </style:style>
    <style:style style:name="P151" style:family="paragraph" style:parent-style-name="Standard">
      <style:text-properties fo:color="#000000" fo:font-style="normal" style:text-underline-style="none" fo:font-weight="normal" officeooo:rsid="008eae27" officeooo:paragraph-rsid="008eae27" fo:background-color="transparent" style:font-style-asian="normal" style:font-weight-asian="normal" style:font-style-complex="normal" style:font-weight-complex="normal"/>
    </style:style>
    <style:style style:name="P152" style:family="paragraph" style:parent-style-name="Standard">
      <style:text-properties fo:color="#000000" fo:font-style="normal" style:text-underline-style="none" fo:font-weight="normal" officeooo:rsid="008fde15" officeooo:paragraph-rsid="008fde15" fo:background-color="transparent" style:font-style-asian="normal" style:font-weight-asian="normal" style:font-style-complex="normal" style:font-weight-complex="normal"/>
    </style:style>
    <style:style style:name="P153" style:family="paragraph" style:parent-style-name="Standard">
      <style:text-properties fo:color="#000000" fo:font-style="normal" style:text-underline-style="none" fo:font-weight="normal" officeooo:rsid="008fe0d5" officeooo:paragraph-rsid="008fe0d5" fo:background-color="transparent" style:font-style-asian="normal" style:font-weight-asian="normal" style:font-style-complex="normal" style:font-weight-complex="normal"/>
    </style:style>
    <style:style style:name="P154" style:family="paragraph" style:parent-style-name="Standard" style:list-style-name="L6">
      <style:text-properties fo:color="#000000" style:font-name="Liberation Serif" fo:font-size="12pt" fo:font-style="normal" style:text-underline-style="none" fo:font-weight="normal" officeooo:rsid="007aa45a" officeooo:paragraph-rsid="007aa45a" fo:background-color="transparent" style:font-size-asian="12pt" style:font-style-asian="normal" style:font-weight-asian="normal" style:font-size-complex="12pt" style:font-style-complex="normal" style:font-weight-complex="normal"/>
    </style:style>
    <style:style style:name="P155" style:family="paragraph" style:parent-style-name="Standard" style:list-style-name="L6">
      <style:text-properties fo:color="#212224" style:font-name="Times-Roman" fo:font-size="15pt" fo:font-style="normal" style:text-underline-style="none" fo:font-weight="normal" officeooo:rsid="007aa45a" officeooo:paragraph-rsid="007aa45a" fo:background-color="#ffff66" style:font-size-asian="15pt" style:font-style-asian="normal" style:font-weight-asian="normal" style:font-style-complex="normal" style:font-weight-complex="normal"/>
    </style:style>
    <style:style style:name="P156" style:family="paragraph" style:parent-style-name="Standard" style:list-style-name="L6">
      <style:paragraph-properties fo:margin-left="1in" fo:margin-right="0in" fo:text-indent="-0.25in" style:auto-text-indent="false"/>
      <style:text-properties fo:color="#000000" fo:font-style="normal" style:text-underline-style="none" fo:font-weight="normal" officeooo:rsid="00783294" officeooo:paragraph-rsid="00783294" fo:background-color="transparent" style:font-style-asian="normal" style:font-weight-asian="normal" style:font-style-complex="normal" style:font-weight-complex="normal"/>
    </style:style>
    <style:style style:name="P157" style:family="paragraph" style:parent-style-name="Standard">
      <style:paragraph-properties fo:break-before="page"/>
      <style:text-properties fo:color="#000000" fo:font-style="normal" style:text-underline-style="none" fo:font-weight="normal" officeooo:rsid="008bb3fa" officeooo:paragraph-rsid="008bb3fa" fo:background-color="transparent" style:font-style-asian="normal" style:font-weight-asian="normal" style:font-style-complex="normal" style:font-weight-complex="normal"/>
    </style:style>
    <style:style style:name="T1" style:family="text">
      <style:text-properties fo:background-color="#ffff00" loext:char-shading-value="0"/>
    </style:style>
    <style:style style:name="T2" style:family="text">
      <style:text-properties officeooo:rsid="002ae129" fo:background-color="#ffff00" loext:char-shading-value="0"/>
    </style:style>
    <style:style style:name="T3" style:family="text">
      <style:text-properties officeooo:rsid="002ca383"/>
    </style:style>
    <style:style style:name="T4" style:family="text">
      <style:text-properties officeooo:rsid="00323edc"/>
    </style:style>
    <style:style style:name="T5" style:family="text">
      <style:text-properties officeooo:rsid="0033a951"/>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34d0b0" style:font-weight-asian="bold" style:font-weight-complex="bold"/>
    </style:style>
    <style:style style:name="T8" style:family="text">
      <style:text-properties officeooo:rsid="00394a43"/>
    </style:style>
    <style:style style:name="T9" style:family="text">
      <style:text-properties fo:background-color="#ffff66" loext:char-shading-value="0"/>
    </style:style>
    <style:style style:name="T10" style:family="text">
      <style:text-properties officeooo:rsid="0078d618" fo:background-color="#ffff66" loext:char-shading-value="0"/>
    </style:style>
    <style:style style:name="T11" style:family="text">
      <style:text-properties fo:color="#ff3333"/>
    </style:style>
    <style:style style:name="T12" style:family="text">
      <style:text-properties fo:color="#ff3333" officeooo:rsid="004c3a13"/>
    </style:style>
    <style:style style:name="T13" style:family="text">
      <style:text-properties officeooo:rsid="003d24b3"/>
    </style:style>
    <style:style style:name="T14" style:family="text">
      <style:text-properties officeooo:rsid="004a5448"/>
    </style:style>
    <style:style style:name="T15" style:family="text">
      <style:text-properties officeooo:rsid="004c3a13"/>
    </style:style>
    <style:style style:name="T16" style:family="text">
      <style:text-properties fo:color="#ff6600"/>
    </style:style>
    <style:style style:name="T17" style:family="text">
      <style:text-properties fo:color="#ff6600" officeooo:rsid="004c3a13"/>
    </style:style>
    <style:style style:name="T18" style:family="text">
      <style:text-properties fo:color="#808080"/>
    </style:style>
    <style:style style:name="T19" style:family="text">
      <style:text-properties officeooo:rsid="00519f87"/>
    </style:style>
    <style:style style:name="T20" style:family="text">
      <style:text-properties fo:color="#000000"/>
    </style:style>
    <style:style style:name="T21" style:family="text">
      <style:text-properties fo:color="#000000" fo:background-color="#ffff00" loext:char-shading-value="0"/>
    </style:style>
    <style:style style:name="T22" style:family="text">
      <style:text-properties fo:color="#999999"/>
    </style:style>
    <style:style style:name="T23" style:family="text">
      <style:text-properties fo:color="#999999" officeooo:rsid="005f943a"/>
    </style:style>
    <style:style style:name="T24" style:family="text">
      <style:text-properties officeooo:rsid="0062182c"/>
    </style:style>
    <style:style style:name="T25" style:family="text">
      <style:text-properties fo:color="#ff0066"/>
    </style:style>
    <style:style style:name="T26" style:family="text">
      <style:text-properties fo:color="#ff0066" officeooo:rsid="008bcb28"/>
    </style:style>
    <style:style style:name="T27" style:family="text">
      <style:text-properties fo:color="#ff0066" officeooo:rsid="008c3e57"/>
    </style:style>
    <style:style style:name="T28" style:family="text">
      <style:text-properties officeooo:rsid="006d5b77"/>
    </style:style>
    <style:style style:name="T29" style:family="text">
      <style:text-properties fo:background-color="#00ccff" loext:char-shading-value="0"/>
    </style:style>
    <style:style style:name="T30" style:family="text">
      <style:text-properties fo:background-color="#ffccff" loext:char-shading-value="0"/>
    </style:style>
    <style:style style:name="T31" style:family="text">
      <style:text-properties officeooo:rsid="00767913"/>
    </style:style>
    <style:style style:name="T32" style:family="text">
      <style:text-properties officeooo:rsid="0078d618"/>
    </style:style>
    <style:style style:name="T33" style:family="text">
      <style:text-properties officeooo:rsid="007aa45a"/>
    </style:style>
    <style:style style:name="T34" style:family="text">
      <style:text-properties officeooo:rsid="00804241"/>
    </style:style>
    <style:style style:name="T35" style:family="text">
      <style:text-properties officeooo:rsid="0081e53c"/>
    </style:style>
    <style:style style:name="T36" style:family="text">
      <style:text-properties officeooo:rsid="008bcb28"/>
    </style:style>
    <style:style style:name="T37" style:family="text">
      <style:text-properties officeooo:rsid="008ce3b6"/>
    </style:style>
    <style:style style:name="T38" style:family="text">
      <style:text-properties officeooo:rsid="0090a9c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Semana 5</text:p>
      <text:p text:style-name="P1">NODE</text:p>
      <text:p text:style-name="P2"/>
      <text:p text:style-name="P3">Es un motor de Javascript en el servidor. Nos permite ejecutar JavaScript en una máquina. </text:p>
      <text:p text:style-name="P3">Si tenemos node instalado +</text:p>
      <text:p text:style-name="P3"/>
      <text:p text:style-name="P30">node -v =&gt; para ver la versión</text:p>
      <text:p text:style-name="P30">npm -v</text:p>
      <text:p text:style-name="P3"/>
      <text:p text:style-name="P3">ejemplo:</text:p>
      <text:p text:style-name="P3">mkdir node-testa</text:p>
      <text:p text:style-name="P3">cd node-test/</text:p>
      <text:p text:style-name="P3">echo “console.og (hello from node) &gt;demo.js</text:p>
      <text:p text:style-name="P3">vi demo.js</text:p>
      <text:p text:style-name="P3">node demp.js</text:p>
      <text:p text:style-name="P3"/>
      <text:p text:style-name="P3">Los objetos que nos provee nos provee y métodos: </text:p>
      <text:p text:style-name="P3"/>
      <text:list xml:id="list3376855704258067099" text:style-name="L1">
        <text:list-item>
          <text:p text:style-name="P138">abrir puerto</text:p>
        </text:list-item>
        <text:list-item>
          <text:p text:style-name="P138">esccuchar puerto</text:p>
        </text:list-item>
        <text:list-item>
          <text:p text:style-name="P138">abrir archivos</text:p>
        </text:list-item>
      </text:list>
      <text:p text:style-name="P3"/>
      <text:p text:style-name="P3"/>
      <text:p text:style-name="P3">Node Package Management (npm)</text:p>
      <text:p text:style-name="P3">Package Jason =&gt; es un archivo de configuración: Nombre, autor, mail, dependencias del proyecto. </text:p>
      <text:p text:style-name="P3">Como puedo crear Package Json? </text:p>
      <text:p text:style-name="P74"/>
      <text:p text:style-name="P74">Para trabajar en el terminal</text:p>
      <text:p text:style-name="P78">Se utiliza no<text:span text:style-name="T24">d</text:span>emon (en lugar de grunt) <text:span text:style-name="T24">=&gt; npm para instalar módulos.</text:span></text:p>
      <text:p text:style-name="P79">npm install -g nodemon</text:p>
      <text:p text:style-name="P3"/>
      <text:p text:style-name="P3"><text:span text:style-name="T1">Npm init </text:span>=&gt;</text:p>
      <text:p text:style-name="P3">np<text:span text:style-name="T24">m</text:span> dateformat =&gt; instala paquete</text:p>
      <text:p text:style-name="P3"/>
      <text:p text:style-name="P3"/>
      <text:p text:style-name="P4">Me permite definir las dependencias de mi proyecto. </text:p>
      <text:p text:style-name="P4">La carpeta node moduls nunca se sube a git. </text:p>
      <text:p text:style-name="P24"><text:span text:style-name="T3">e</text:span>cho “node_modules” &gt; .gitignore</text:p>
      <text:p text:style-name="P5">Como hago para que alguien que quiere clonar mi carpeta de git pueda poner el node_modules?</text:p>
      <text:p text:style-name="P5">Con la propiedad “dependencies” del package Json.=&gt;</text:p>
      <text:p text:style-name="P5">“dependencies”: {</text:p>
      <text:p text:style-name="P5"><text:s/>“dateformat”: “*” =&gt; lo último que se ha creado <text:s/>o bien ponemos la versión</text:p>
      <text:p text:style-name="P5"/>
      <text:p text:style-name="P5">como se puede einstalar alguien la dependencia =&gt; npm install en el terminal.</text:p>
      <text:p text:style-name="P5"/>
      <text:p text:style-name="P6">Pero es mejor hacer: </text:p>
      <text:p text:style-name="P6"><text:span text:style-name="T2">n</text:span><text:span text:style-name="T1">pm install dateformat --save</text:span> =&gt; se instala y lo añade a las dependencias de mi proyecto.</text:p>
      <text:p text:style-name="P6"/>
      <text:p text:style-name="P7">DependenciesDev =&gt; son dependencias para desarrollo, que ecesita la aplicación para su funcionalidad. Son todas las tareas Grunt para general el archivo. Se ponen aquí porque los proecsos automáticos de cuando subimos al servidor, solo subimos dateformat. </text:p>
      <text:p text:style-name="P7"/>
      <text:p text:style-name="P7"><text:soft-page-break/>Eroku cuando lo subimos mira el package json que tenemos en dateformat. Las de dateformatDev no las instala ya que no son necesarias para producción.</text:p>
      <text:p text:style-name="P7"/>
      <text:p text:style-name="P8">Cuando ejecutemos archivos js en el servidor lo normal es ejecutar</text:p>
      <text:p text:style-name="P8">node demo.js</text:p>
      <text:p text:style-name="P8"/>
      <text:p text:style-name="P9">Lo más importante es el sistema de MÓDULOS (sitema de modularización).</text:p>
      <text:p text:style-name="P9">Los módulos tienen su propio scope.</text:p>
      <text:p text:style-name="P9">Podemos asignar al objeto global cosas. Por ejemplo, </text:p>
      <text:p text:style-name="P9"/>
      <text:p text:style-name="P9">foo = function () … es lo mismo que global.foo = ..</text:p>
      <text:p text:style-name="P9"/>
      <text:p text:style-name="P9">pero si hago var foo = ….va a quedar local al módulo.</text:p>
      <text:p text:style-name="P9"/>
      <text:p text:style-name="P9">El entorno global lo tenemos que utilizar lo menos posible, para evitar conflictos. Si utilizamos una variable que es date en mi aplicació e instalao un pluguin que también tenga una variable date vamos a tener un conflicto. </text:p>
      <text:p text:style-name="P9">Para evitar entornos globales vamos a exportar la parte que queremos del módulo con “export”.</text:p>
      <text:p text:style-name="P9"><text:a xlink:type="simple" xlink:href="https://darrenderidder.github.io/talks/ModulePatterns/#/6">https://darrenderidder.github.io/talks/ModulePatterns/#/6</text:a></text:p>
      <text:p text:style-name="P9"/>
      <text:p text:style-name="P10">El módulo también puee ser un objeto con el método fiz:</text:p>
      <text:p text:style-name="P10"/>
      <text:p text:style-name="P10"><text:a xlink:type="simple" xlink:href="https://darrenderidder.github.io/talks/ModulePatterns/#/7">https://darrenderidder.github.io/talks/ModulePatterns/#/7</text:a></text:p>
      <text:p text:style-name="P10"/>
      <text:p text:style-name="P11">Todas las funciones que las llamamos con “new” y devuelven un objeto son funciones constructoras.</text:p>
      <text:p text:style-name="P11"/>
      <text:p text:style-name="P12">Trabajar con módulos serica como trabajar con eventos. Tenemos que trabajar con unidades lo más pequeñas posibles y not enemos que preocuparnos de lo que pasa en otro sitio.</text:p>
      <text:p text:style-name="P12"/>
      <text:p text:style-name="P13">Archovo que devuelva el array de los beatles</text:p>
      <text:p text:style-name="P13">Otro archivo que devuelva una función que muestre</text:p>
      <text:p text:style-name="P13"/>
      <text:p text:style-name="P13"/>
      <text:p text:style-name="P14">Podemos lanzar en el terminal:</text:p>
      <text:p text:style-name="P25">node</text:p>
      <text:p text:style-name="P14">se nos abre una especie de consola del navegador</text:p>
      <text:p text:style-name="P14"/>
      <text:p text:style-name="P15">Ejercicio Beatles</text:p>
      <text:p text:style-name="P15">Lanzamos lel comando:</text:p>
      <text:p text:style-name="P15">node app.js</text:p>
      <text:p text:style-name="P13"/>
      <text:p text:style-name="P26">npm install dateformat –save</text:p>
      <text:p text:style-name="P26"/>
      <text:p text:style-name="P27">con require puedo requerir archivos concretos (con extensión) o bien <text:span text:style-name="T4">requerir módulos,</text:span> por ejemplo “dateformat”. <text:span text:style-name="T4">Si no tiene extensión va a buscarlo como módulos. Va a ir a la carpeta de modulos y a ver si hay un archivo con este nombre.</text:span></text:p>
      <text:p text:style-name="P27"/>
      <text:p text:style-name="P27"/>
      <text:p text:style-name="P28">Añadir emoiticonos en subli<text:span text:style-name="T5">me</text:span> es control+comand+especio. Se pueden tratar como <text:span text:style-name="T5">carácteres</text:span>, entre “”.</text:p>
      <text:p text:style-name="P28"/>
      <text:p text:style-name="P29"><text:soft-page-break/>recomendación utilizar siempres module.export en lugar de export.</text:p>
      <text:p text:style-name="P29"/>
      <text:p text:style-name="P29">Con module.export decido qué quiero compartir. </text:p>
      <text:p text:style-name="P29"/>
      <text:p text:style-name="P29">Node install -g =&gt; nos lo instana en global, Si no ponemos -g nos lo instala en la carpeta del proyecto.</text:p>
      <text:p text:style-name="P29"/>
      <text:p text:style-name="P29"><text:span text:style-name="T6">Módulos require </text:span><text:span text:style-name="T7">(p.198)</text:span><text:line-break/> http=&gt; con este módulo nos podemos crear servidores. Nos podemos crear un string que escuche peticiones en un servidor. </text:p>
      <text:p text:style-name="P29"/>
      <text:p text:style-name="P28"/>
      <text:p text:style-name="P16">En node los eventos están relacionados con cosas que pasan en el servidor. </text:p>
      <text:p text:style-name="P16">En cambio los eventos antes estaban relacionados con cosas que pasan en el browser.</text:p>
      <text:p text:style-name="P16"/>
      <text:p text:style-name="P16"/>
      <text:p text:style-name="P17">Url =&gt;</text:p>
      <text:p text:style-name="P17">si hacemos pare url te mustra todos las propiedades de la url.</text:p>
      <text:p text:style-name="P17"/>
      <text:p text:style-name="P17">La dinámica es ver qué módulo necesitmos, aplicarlo. Normalmente devuelven objetos o funciones.</text:p>
      <text:p text:style-name="P17"/>
      <text:p text:style-name="P18">Path=&gt; nos sirve para manejar la ruta</text:p>
      <text:p text:style-name="P18"/>
      <text:p text:style-name="P18">fs=&gt; para manejar archivos</text:p>
      <text:p text:style-name="P18"/>
      <text:p text:style-name="P19">process=&gt; se le pasan argumentos. Por ejemplo:</text:p>
      <text:p text:style-name="P19">process.argv[2] accede al dato concreto del objeto que saca.</text:p>
      <text:p text:style-name="P19"/>
      <text:p text:style-name="P20">Variables de entorno: son variables que están en el entorno y que podemos acceder a ello. En node estan en “env”. Se utilizan mucho para guardar las claves por ejemplo de una API. </text:p>
      <text:p text:style-name="P21">La API key la puedo definir como una variable de entorno. </text:p>
      <text:p text:style-name="P21">En EROKU podemos especificar las variables de entorno que tnemos que utilizar para el proyecto. Lo normal es que estén ocultos. En nuestra aplicación podemos hacer esto:</text:p>
      <text:p text:style-name="P21"/>
      <text:p text:style-name="P21">var apiKey = provess. Env. Lyrics_api_key;</text:p>
      <text:p text:style-name="P19"/>
      <text:p text:style-name="P18"/>
      <text:p text:style-name="P18"/>
      <text:p text:style-name="P16"/>
      <text:p text:style-name="P22">res send I res end son 2 maneras de enviar cosas al servidor. Con end cierras la consola. Con send no se termina.<text:span text:style-name="T8">Los apuntes están en la página 198.</text:span></text:p>
      <text:p text:style-name="P22"/>
      <text:p text:style-name="P23">los módulos nativos no hace falta instalarlos con npm. Todos, los nativos y no nativos hace falta “require”.</text:p>
      <text:p text:style-name="P23"/>
      <text:p text:style-name="P23"/>
      <text:p text:style-name="P33">Variable de entorno</text:p>
      <text:p text:style-name="P34">Definir una var de entorno para siempre, o para la sesión. </text:p>
      <text:p text:style-name="P34">Echo $PATH</text:p>
      <text:p text:style-name="P34"/>
      <text:p text:style-name="P34">con export las puedes ver todas. </text:p>
      <text:p text:style-name="P34"/>
      <text:p text:style-name="P34"><text:soft-page-break/>Con export sin nada la <text:s/>puedo crear export CLASSROOM = SKYLABCODERS.</text:p>
      <text:p text:style-name="P34">Luego hago export y veo todas las variables de entorno. </text:p>
      <text:p text:style-name="P34"/>
      <text:p text:style-name="P34"/>
      <text:p text:style-name="P34">Per no lo haremos así. Otra manera es con PROCESS.ENV.</text:p>
      <text:p text:style-name="P34"/>
      <text:p text:style-name="P34">PROCESS.ENV.PORT</text:p>
      <text:p text:style-name="P34"/>
      <text:p text:style-name="P34">nosotros se la pasaremos </text:p>
      <text:p text:style-name="P34"/>
      <text:p text:style-name="P34">Si hacemos esto en el terminal:</text:p>
      <text:p text:style-name="P34">port=3001 node app.js</text:p>
      <text:p text:style-name="P34">va a coger 3001. </text:p>
      <text:p text:style-name="P34"/>
      <text:p text:style-name="P34">Si no se define nada, cogerá la de la sesión, que la hemos creado:</text:p>
      <text:p text:style-name="P34">export PORT = 3005</text:p>
      <text:p text:style-name="P34">echo $PORT =&gt; da 3005</text:p>
      <text:p text:style-name="P34"/>
      <text:p text:style-name="P34">en <text:s/>Sublime ponemos <text:span text:style-name="T9">var port = process. Env.PORT</text:span>;</text:p>
      <text:p text:style-name="P34"/>
      <text:p text:style-name="P34"/>
      <text:p text:style-name="P34">a veces se pone </text:p>
      <text:p text:style-name="P34">v<text:span text:style-name="T9">ar port = process. Env.PORT || 3000 </text:span>=&gt; quiere decir que si no hay la var definida coja 3000</text:p>
      <text:p text:style-name="P34"/>
      <text:p text:style-name="P36">var http = require("http"); =&gt; incluimos el módulo nativo de HTTP para gestonar los servidores. </text:p>
      <text:p text:style-name="P36">var port = process.env.PORT || 3000; =&gt; leemos la variable PORT. Si está indefinida coge 3000. </text:p>
      <text:p text:style-name="P36"/>
      <text:p text:style-name="P36">http.createServer(function (request, response) {</text:p>
      <text:p text:style-name="P36"><text:tab/><text:tab/>response.write("this is the response\n");</text:p>
      <text:p text:style-name="P36"><text:tab/><text:tab/>response.write("yep!");</text:p>
      <text:p text:style-name="P36"><text:s text:c="4"/>response.end();</text:p>
      <text:p text:style-name="P36">}).listen(port, function() {</text:p>
      <text:p text:style-name="P36"><text:tab/><text:tab/>console.log("Listening on port " + port + "...")</text:p>
      <text:p text:style-name="P36">})</text:p>
      <text:p text:style-name="P36"/>
      <text:p text:style-name="P36">=&gt; nos va a dar PORT 3000. Pero si ponemos en la cosola esto:</text:p>
      <text:p text:style-name="P36"/>
      <text:p text:style-name="P126">PORT=3005 node app.js</text:p>
      <text:p text:style-name="P36"/>
      <text:p text:style-name="P36">nos va a dar 3005.</text:p>
      <text:p text:style-name="P36"/>
      <text:p text:style-name="P35">v<text:span text:style-name="T9">ar port = process. Env.PORT || 3000 </text:span><text:span text:style-name="T11">=&gt; quiere decir que si no hay la var definida coja 3000</text:span></text:p>
      <text:p text:style-name="P35"/>
      <text:p text:style-name="P36">var http = require("http"); <text:span text:style-name="T11">=&gt; incluimos el módulo nativo de HTTP para gestonar los servidores. </text:span></text:p>
      <text:p text:style-name="P36">var port = process.env.PORT || 3000; <text:span text:style-name="T11">=&gt; leemos la variable PORT. Si está indefinida coge 3000. </text:span></text:p>
      <text:p text:style-name="P36"/>
      <text:p text:style-name="P36">var server = http.createServer (); <text:span text:style-name="T11">=&gt; creamos servidor y da un objeto </text:span></text:p>
      <text:p text:style-name="P36"/>
      <text:p text:style-name="P36">server.on (“request, function (request, response) { <text:s/><text:span text:style-name="T11">=&gt; se lanza el evento. La fucnión tiene objeto request y response. Request tiene propiedades y métodos que maneja el cliente y response propiedadas y métodos del servidor. Utilizando response le podemos devolver al servidor. </text:span></text:p>
      <text:p text:style-name="P36"/>
      <text:p text:style-name="P36"><text:soft-page-break/><text:tab/><text:tab/>response.write("this is the response\n");</text:p>
      <text:p text:style-name="P36"><text:tab/><text:tab/>response.write("yep!");</text:p>
      <text:p text:style-name="P36"><text:s text:c="3"/><text:tab/><text:tab/>response.end(); <text:span text:style-name="T11">=&gt; con end ya no podemos hacer más cosas. Cortamos la comunicación con el cliente. </text:span></text:p>
      <text:p text:style-name="P36">})</text:p>
      <text:p text:style-name="P36"/>
      <text:p text:style-name="P36">server.on (“listenint”, function () {</text:p>
      <text:p text:style-name="P36"><text:tab/><text:tab/>console.log("Listening on port " + port + "...")</text:p>
      <text:p text:style-name="P36">})</text:p>
      <text:p text:style-name="P36"/>
      <text:p text:style-name="P36">server.listen(port);</text:p>
      <text:p text:style-name="P36"/>
      <text:p text:style-name="P32"/>
      <text:p text:style-name="P133">File System</text:p>
      <text:p text:style-name="P37">Podemos leer y escribir archivos. <text:span text:style-name="T13">Operaciones de entrada y salida.</text:span></text:p>
      <text:p text:style-name="P37"/>
      <text:p text:style-name="P38">Un método típico es readFile. </text:p>
      <text:p text:style-name="P38">Para leer un archivo cargamos e paqueste fs y hacemos <text:span text:style-name="T9">fs.readfile(...)</text:span></text:p>
      <text:p text:style-name="P39"/>
      <text:p text:style-name="P40">var fs = require('fs')</text:p>
      <text:p text:style-name="P40"/>
      <text:p text:style-name="P40">fs.readFile('test.txt', 'utf8', function(err, data) {</text:p>
      <text:p text:style-name="P40"><text:tab/>console.log(data);</text:p>
      <text:p text:style-name="P40">})</text:p>
      <text:p text:style-name="P40"/>
      <text:p text:style-name="P43"/>
      <text:p text:style-name="P43"/>
      <text:p text:style-name="P44">var request = require('request');</text:p>
      <text:p text:style-name="P44">var fs = require('fs');</text:p>
      <text:p text:style-name="P44"/>
      <text:p text:style-name="P44">fs.readFile('link.txt', 'utf8', function(err, data) <text:span text:style-name="T9">{</text:span></text:p>
      <text:p text:style-name="P59"><text:tab/>var url = data;</text:p>
      <text:p text:style-name="P59">})</text:p>
      <text:p text:style-name="P44"/>
      <text:p text:style-name="P44">request( url, function (error, response, body) {</text:p>
      <text:p text:style-name="P44"><text:s text:c="2"/>if (!error &amp;&amp; response.statusCode == 200) {</text:p>
      <text:p text:style-name="P44"><text:s text:c="4"/>console.log(body) // Show the HTML for the Google homepage.</text:p>
      <text:p text:style-name="P44"><text:s text:c="2"/>}</text:p>
      <text:p text:style-name="P44">});</text:p>
      <text:p text:style-name="P43"/>
      <text:p text:style-name="P59">No funciona porque son 2 funciones asíncronas y por tanto url no le llega a request!!!</text:p>
      <text:p text:style-name="P43"/>
      <text:p text:style-name="P44">Con Sync si que lo puedo conseguir porque para el código para que sea síncrono:</text:p>
      <text:p text:style-name="P44"/>
      <text:p text:style-name="P44">con var request = require('request');</text:p>
      <text:p text:style-name="P44">var fs = require('fs');</text:p>
      <text:p text:style-name="P44"/>
      <text:p text:style-name="P44">fs.<text:span text:style-name="T9">readFileSync </text:span>('link.txt', 'utf8', function(err, data) {</text:p>
      <text:p text:style-name="P44"><text:tab/>var url = data;</text:p>
      <text:p text:style-name="P44">})</text:p>
      <text:p text:style-name="P44"/>
      <text:p text:style-name="P44">request( url, function (error, response, body) {</text:p>
      <text:p text:style-name="P44"><text:soft-page-break/><text:s text:c="2"/>if (!error &amp;&amp; response.statusCode == 200) {</text:p>
      <text:p text:style-name="P44"><text:s text:c="4"/>console.log(body) // Show the HTML for the Google homepage.</text:p>
      <text:p text:style-name="P44"><text:s text:c="2"/>}</text:p>
      <text:p text:style-name="P44">});</text:p>
      <text:p text:style-name="P44"/>
      <text:p text:style-name="P44">para hacerlo bien tenemos que poner la variable dentro de la función:</text:p>
      <text:p text:style-name="P44"/>
      <text:p text:style-name="P44">var request = require('request');</text:p>
      <text:p text:style-name="P44">var fs = require('fs');</text:p>
      <text:p text:style-name="P44"/>
      <text:p text:style-name="P44">fs.readFile('link.txt', 'utf8', function(err, data) {</text:p>
      <text:p text:style-name="P44"><text:tab/>var url = data;</text:p>
      <text:p text:style-name="P44"/>
      <text:p text:style-name="P44">request( url, function (error, response, body) {</text:p>
      <text:p text:style-name="P44"><text:s text:c="2"/>if (!error &amp;&amp; response.statusCode == 200) {</text:p>
      <text:p text:style-name="P44"><text:s text:c="4"/>console.log(body) // Show the HTML for the Google homepage.</text:p>
      <text:p text:style-name="P59"><text:s text:c="2"/>}</text:p>
      <text:p text:style-name="P59"><text:s text:c="2"/>})</text:p>
      <text:p text:style-name="P44"><text:span text:style-name="T9">})</text:span>;</text:p>
      <text:p text:style-name="P43"/>
      <text:p text:style-name="P45">Con la sincronía después podemos manejar las promesas.</text:p>
      <text:p text:style-name="P45"/>
      <text:p text:style-name="P41">Objeto http para manejar datos del servidor</text:p>
      <text:p text:style-name="P41">fs. objetos para manejar entradas y salidas.</text:p>
      <text:p text:style-name="P41"/>
      <text:p text:style-name="P65">Para el ejercicio 5.</text:p>
      <text:p text:style-name="P46">Argv. Es un array que contiene los archivos de node y el otro el fichero que ejetuamos</text:p>
      <text:p text:style-name="P46">podemos añardir más.</text:p>
      <text:p text:style-name="P46"/>
      <text:p text:style-name="P46">Console.log (proce<text:span text:style-name="T15">ss</text:span>.argv) =&gt; en sublime</text:p>
      <text:p text:style-name="P46">Node app.js <text:span text:style-name="T15">=&gt; en el terminal</text:span></text:p>
      <text:p text:style-name="P46"/>
      <text:p text:style-name="P47">node <text:span text:style-name="T16">app.js</text:span> “<text:span text:style-name="T11">aaa”</text:span> “bbb” “ccc” todo lo que pongo detrás lo va ponsiendo en el array. </text:p>
      <text:p text:style-name="P47"><text:s/><text:span text:style-name="T15">[0] <text:s text:c="3"/></text:span><text:span text:style-name="T17">[1] </text:span><text:span text:style-name="T15"><text:s text:c="5"/></text:span><text:span text:style-name="T12">[2]</text:span><text:span text:style-name="T15"> <text:s text:c="2"/></text:span></text:p>
      <text:p text:style-name="P51">nos da:</text:p>
      <text:p text:style-name="P51">[ usr/local …,</text:p>
      <text:p text:style-name="P51"><text:s/>segundo path para app.js,</text:p>
      <text:p text:style-name="P51">“aaa” </text:p>
      <text:p text:style-name="P51">]</text:p>
      <text:p text:style-name="P51">en el terminal. </text:p>
      <text:p text:style-name="P47"><text:tab/></text:p>
      <text:p text:style-name="P48"/>
      <text:p text:style-name="P66">Corrección ejercicio 4 </text:p>
      <text:p text:style-name="P42">lsStatsSync =&gt; devuelve una instancia</text:p>
      <text:p text:style-name="P66">Instancia:</text:p>
      <text:p text:style-name="P48">Objetos generados por una función constructora. Por tanto tendrá propiedades de la función constructora.</text:p>
      <text:p text:style-name="P48"/>
      <text:p text:style-name="P67">Resumen<text:span text:style-name="T14">Node</text:span></text:p>
      <text:p text:style-name="P49">1 - sistema de módulos con require</text:p>
      <text:p text:style-name="P49">2 - sistemas propios con export y utilizar sistemas internos del core de node (http, url, fs, path, util – estos son los más usados. Todos están en la web de Node).</text:p>
      <text:p text:style-name="P50"><text:soft-page-break/>3- el directorio actual se experesa “.” y el anterior “..”.</text:p>
      <text:p text:style-name="P50"/>
      <text:p text:style-name="P50"/>
      <text:p text:style-name="P50"/>
      <text:p text:style-name="P50"/>
      <text:p text:style-name="P50"/>
      <text:p text:style-name="P68">Ejercicio 3 Kata Node</text:p>
      <text:p text:style-name="P52">Buffer: memoria interna que utiliza node para guardar la información.</text:p>
      <text:p text:style-name="P53">Para convertir buffer en string tenemos varias maneras:</text:p>
      <text:list xml:id="list433006922242676912" text:style-name="L2">
        <text:list-item>
          <text:p text:style-name="P139">readFileSync, poniendo UTF8.</text:p>
        </text:list-item>
        <text:list-item>
          <text:p text:style-name="P139">Utilizar el método toString.</text:p>
        </text:list-item>
      </text:list>
      <text:p text:style-name="P49"/>
      <text:p text:style-name="P113"><text:span text:style-name="T19">v</text:span>ar fs = require (fs)</text:p>
      <text:p text:style-name="P113">var pathFile = process. Argv[2]</text:p>
      <text:p text:style-name="P54"/>
      <text:p text:style-name="P116">//var contentFile = fs.readFileSync (pathFile).toString();</text:p>
      <text:p text:style-name="P113">var contentFile = fs.readFileSync (pathFile, 'utf8');</text:p>
      <text:p text:style-name="P113">console.log (contentFile);</text:p>
      <text:p text:style-name="P113"/>
      <text:p text:style-name="P114"><text:span text:style-name="T18">si hacemos un split con \n, es decir que cuente los saltos de línea, podemos obtener un array</text:span> </text:p>
      <text:p text:style-name="P114"/>
      <text:p text:style-name="P115">var lines = contentFile.split(“\n”)</text:p>
      <text:p text:style-name="P115">var newLines = lines. Length-1;</text:p>
      <text:p text:style-name="P115"/>
      <text:p text:style-name="P115">console.log(newLines);</text:p>
      <text:p text:style-name="P115"/>
      <text:p text:style-name="P115"/>
      <text:p text:style-name="P55">En una función asíncrona tenemos que pasar una función callback. Para la síncrona la función se para hasta obtener el valor. Todo lo que se calcula se debe poner dentro de la función asíncrona. </text:p>
      <text:p text:style-name="P55"/>
      <text:p text:style-name="P56">Buffer codificacion interna a bajo nivel muy similar al binario. Si queremos utilizarlo lo tenemos que transformar a string.</text:p>
      <text:p text:style-name="P56"/>
      <text:p text:style-name="P69">EVENTOS</text:p>
      <text:p text:style-name="P56">En Node hay elementos que emiten eventos también . Se heredan de una clase que se llama EventEmitter.</text:p>
      <text:list xml:id="list2802982281743168045" text:style-name="L3">
        <text:list-item>
          <text:p text:style-name="P140">Si detectamos qué objetos viene de EventEmiter podemos tratar estos objetos (escucharlos).</text:p>
        </text:list-item>
        <text:list-item>
          <text:p text:style-name="P140">Podemos crear nuestros propios eventos. </text:p>
        </text:list-item>
      </text:list>
      <text:p text:style-name="P57">Para crear nuestros eventos tenemos que hacer que herede. </text:p>
      <text:p text:style-name="P57"/>
      <text:p text:style-name="P57"><text:a xlink:type="simple" xlink:href="https://nodejs.org/api/events.html">https://nodejs.org/api/events.html</text:a></text:p>
      <text:p text:style-name="P57"/>
      <text:p text:style-name="P57">c<text:span text:style-name="T9">onst EventEmitter = require('events');</text:span></text:p>
      <text:p text:style-name="P57"/>
      <text:p text:style-name="P58">RESUMEN:</text:p>
      <text:p text:style-name="P60">tenemos un objeto general Event Emiter</text:p>
      <text:p text:style-name="P60">Podremos utilizar eventos sobre ellos (métodos on y emit)</text:p>
      <text:p text:style-name="P60">podemos crearnos nuestros propios generadores de eventos.ç</text:p>
      <text:p text:style-name="P58"/>
      <text:p text:style-name="P58">var EventEmitter = require('events').EventEmitter;</text:p>
      <text:p text:style-name="P58">var util = require('util');</text:p>
      <text:p text:style-name="P58"/>
      <text:p text:style-name="P58"><text:soft-page-break/>var MyLogger = function (type) {</text:p>
      <text:p text:style-name="P58"><text:tab/>this.type = type;</text:p>
      <text:p text:style-name="P58">}</text:p>
      <text:p text:style-name="P58">util.inherits(MyLogger, EventEmitter);</text:p>
      <text:p text:style-name="P58"/>
      <text:p text:style-name="P58">MyLogger.prototype.showError = function( msg ) {</text:p>
      <text:p text:style-name="P58"><text:tab/>console.log("The error is : " + msg)</text:p>
      <text:p text:style-name="P58">};</text:p>
      <text:p text:style-name="P58"/>
      <text:p text:style-name="P58">var logger = new MyLogger("ERROR!!")</text:p>
      <text:p text:style-name="P58"/>
      <text:p text:style-name="P58">logger.on('error', function(message){</text:p>
      <text:p text:style-name="P58"><text:tab/><text:tab/>console.log ( this.type )</text:p>
      <text:p text:style-name="P58"><text:tab/><text:tab/>this.showError(message)</text:p>
      <text:p text:style-name="P58">});</text:p>
      <text:p text:style-name="P58"/>
      <text:p text:style-name="P58">setTimeout( function() {</text:p>
      <text:p text:style-name="P58"><text:tab/>logger.emit('error', 'Spilled Milk');</text:p>
      <text:p text:style-name="P58">}, 2000)</text:p>
      <text:p text:style-name="P58"/>
      <text:p text:style-name="P58">setTimeout( function() {</text:p>
      <text:p text:style-name="P58"><text:tab/>logger.emit('error', 'Eggs Cracked');</text:p>
      <text:p text:style-name="P58">}, 5000)</text:p>
      <text:p text:style-name="P58"/>
      <text:p text:style-name="P58"/>
      <text:p text:style-name="P69">String</text:p>
      <text:p text:style-name="P61">Puedo escuchar y recibir conforme voy leyendo. </text:p>
      <text:p text:style-name="P61">Hay unos métodos que son: </text:p>
      <text:p text:style-name="P61">cada vez que leemos vamos a emitir el evento “data”. </text:p>
      <text:p text:style-name="P61">Cuando termine de leer se va emitir el eevento “end”.</text:p>
      <text:p text:style-name="P61">Si hay un error se emitirá el evento “error”.</text:p>
      <text:p text:style-name="P61"/>
      <text:p text:style-name="P62">Tenemos 4 tipos de streams, pero solo nos centramos en 2: escritura y lectura. </text:p>
      <text:p text:style-name="P62">No necesito tener toda la información para poder hacer cosas con ellos.</text:p>
      <text:p text:style-name="P62"/>
      <text:p text:style-name="P62">Eventos:</text:p>
      <text:list xml:id="list5592792106940081091" text:style-name="L4">
        <text:list-item>
          <text:p text:style-name="P141">data</text:p>
        </text:list-item>
        <text:list-item>
          <text:p text:style-name="P141">end</text:p>
        </text:list-item>
        <text:list-item>
          <text:p text:style-name="P141">error</text:p>
        </text:list-item>
        <text:list-item>
          <text:p text:style-name="P141">finish</text:p>
          <text:p text:style-name="P141"/>
        </text:list-item>
      </text:list>
      <text:p text:style-name="P64">Lectura / Escritura de streams: </text:p>
      <text:p text:style-name="P64"><text:a xlink:type="simple" xlink:href="https://github.com/juanmaguitar/apuntes-nodejs/blob/master/streams/streams.md">https://github.com/juanmaguitar/apuntes-nodejs/blob/master/streams/streams.md</text:a></text:p>
      <text:p text:style-name="P64"/>
      <text:p text:style-name="P63">Le voy adjuntando a data cada trozo que recibo. El evento stream recibe trozos de datos en formato buffer por tanto utilizamos setEncoding (UTF8). Cuando se emite utilizamos el elemento end y permite mostrar en consola. Si se produce algún error, lo muestra. </text:p>
      <text:p text:style-name="P69"/>
      <text:p text:style-name="P70">Chaining streams (pipe)</text:p>
      <text:p text:style-name="P77">Var fs = require ('fs');</text:p>
      <text:p text:style-name="P77">var srcFile = fs. CreateReadStream ('input.txt')</text:p>
      <text:p text:style-name="P77">var outputFile = fs. CreateWriteStream ('outut.txt'):</text:p>
      <text:p text:style-name="P77"><text:soft-page-break/></text:p>
      <text:p text:style-name="P77">srcFile.pipe (outputFile);</text:p>
      <text:p text:style-name="P77"/>
      <text:p text:style-name="P77"/>
      <text:p text:style-name="P117">srcFile.on ('data', function 8data) {</text:p>
      <text:p text:style-name="P117">outputFile.write(data);</text:p>
      <text:p text:style-name="P117">});</text:p>
      <text:p text:style-name="P117"/>
      <text:p text:style-name="P117">srcFile.on('end', function () {</text:p>
      <text:p text:style-name="P117">outputFile.write(data);</text:p>
      <text:p text:style-name="P117">});</text:p>
      <text:p text:style-name="P117"/>
      <text:p text:style-name="P117">esto es lo mismo que <text:span text:style-name="T20">srcFile.pipe (outputFile);</text:span></text:p>
      <text:p text:style-name="P117"/>
      <text:p text:style-name="P75">Popular Stream</text:p>
      <text:p text:style-name="P118"/>
      <text:p text:style-name="P81">var http = require('http');</text:p>
      <text:p text:style-name="P81">var fs = require('fs');</text:p>
      <text:p text:style-name="P118"/>
      <text:p text:style-name="P81">var server = http.createServer(function (req, res) {</text:p>
      <text:p text:style-name="P81"><text:s text:c="4"/>var stream = fs.createReadStream(__dirname + '/data.txt');</text:p>
      <text:p text:style-name="P81"><text:s text:c="4"/>stream.pipe(res);</text:p>
      <text:p text:style-name="P81">});</text:p>
      <text:p text:style-name="P81">server.listen(8000);</text:p>
      <text:p text:style-name="P118"/>
      <text:p text:style-name="P118"><text:span text:style-name="T20">los objetos </text:span><text:span text:style-name="T21">req</text:span><text:span text:style-name="T20"> y </text:span><text:span text:style-name="T21">res</text:span><text:span text:style-name="T20"> son eventos y streams. (request y response)</text:span></text:p>
      <text:p text:style-name="P81">Yo puedo escribir en el res de la conexión que yo tenga </text:p>
      <text:p text:style-name="P82">response es el canal que me comunico con el cliente. </text:p>
      <text:p text:style-name="P120"/>
      <text:p text:style-name="P119"><text:span text:style-name="T20"><text:s/></text:span><text:s/>stream.pipe(res);<text:span text:style-name="T22"> </text:span><text:span text:style-name="T23">=&gt; el pipe equivale a escribir a res. </text:span></text:p>
      <text:p text:style-name="P122"><text:tab/><text:tab/><text:tab/>response.write(“hello!)</text:p>
      <text:p text:style-name="P122"><text:tab/><text:tab/><text:tab/>response.end();</text:p>
      <text:p text:style-name="P122"/>
      <text:p text:style-name="P71">Notas de la documentación de Node:</text:p>
      <text:p text:style-name="P80">A required module prefixed with '/' is an absolute path to the file. For example, require('/home/marco/foo.js') will load the file at /home/marco/foo.js.</text:p>
      <text:p text:style-name="P80"/>
      <text:p text:style-name="P80">A required module prefixed with './' is relative to the file calling require(). That is, circle.js must be in the same directory as foo.js for require('./circle') to find it.</text:p>
      <text:p text:style-name="P80"/>
      <text:p text:style-name="P80"/>
      <text:p text:style-name="P80"/>
      <text:p text:style-name="P80"/>
      <text:p text:style-name="P134">Miércoles 03/08</text:p>
      <text:p text:style-name="P83">Create server y podemos crear el objeto request.</text:p>
      <text:p text:style-name="P83">En node determinados objetos emiten o pueden escuchar determinados eventos.</text:p>
      <text:p text:style-name="P83"/>
      <text:p text:style-name="P83"/>
      <text:p text:style-name="P83">Var http = require('http')</text:p>
      <text:p text:style-name="P83">var server = http.crearteServer ();</text:p>
      <text:p text:style-name="P83"/>
      <text:p text:style-name="P83">server.on ('request', function )</text:p>
      <text:p text:style-name="P83"><text:soft-page-break/>server.on ('listen', function )</text:p>
      <text:p text:style-name="P83"/>
      <text:p text:style-name="P83"/>
      <text:p text:style-name="P84">http.Server =&gt; cuando empieza Server por mayúscula quiere decir que es una función constructora y tiene acceso a métodos y tiene definidos una serie de eventos. <text:s/>Ver documento Node.js en Class: http.Server. </text:p>
      <text:p text:style-name="P84"/>
      <text:p text:style-name="P84">Http es el módulo que nos deja disponibles uns serie de métodos. </text:p>
      <text:p text:style-name="P84"/>
      <text:p text:style-name="P85">Var http = requrire ('http') =&gt; es un objeto que contiene un método “createServer”.</text:p>
      <text:p text:style-name="P85"/>
      <text:p text:style-name="P85"/>
      <text:p text:style-name="P72">Función constructora:</text:p>
      <text:p text:style-name="P86">var MyLogger = function (type) {<text:tab/><text:tab/><text:tab/>// definimos una función para hacer cosas <text:tab/><text:tab/><text:tab/><text:tab/><text:tab/><text:tab/><text:tab/><text:tab/><text:tab/>propias en MyLogger</text:p>
      <text:p text:style-name="P86"><text:tab/>this.type = type;</text:p>
      <text:p text:style-name="P86">}</text:p>
      <text:p text:style-name="P86">MyLogger.prototype.showError = function( msg ) {<text:tab/><text:tab/>// función constructora para poder <text:tab/><text:tab/><text:tab/><text:tab/><text:tab/><text:tab/><text:tab/><text:tab/><text:tab/>compartir el método showError</text:p>
      <text:p text:style-name="P86"><text:tab/>console.log("The error is : " + msg)</text:p>
      <text:p text:style-name="P86">};</text:p>
      <text:p text:style-name="P85"/>
      <text:p text:style-name="P85"/>
      <text:p text:style-name="P136">IMPORTANTE</text:p>
      <text:p text:style-name="P85"/>
      <text:p text:style-name="P87"><text:span text:style-name="T25">var transform = function </text:span>(lineChunk, _ , next) {</text:p>
      <text:p text:style-name="P87"><text:s text:c="4"/><text:tab/>var strLine = lineChunk.toString();</text:p>
      <text:p text:style-name="P87"><text:s text:c="4"/><text:tab/>counter++ ;</text:p>
      <text:p text:style-name="P87"><text:tab/><text:tab/><text:tab/>if(counter % 2 === 0) {</text:p>
      <text:p text:style-name="P87"><text:tab/><text:tab/><text:tab/><text:tab/>return strLine.toUpperCase();</text:p>
      <text:p text:style-name="P87"><text:tab/><text:tab/><text:tab/>} else {</text:p>
      <text:p text:style-name="P87"><text:tab/><text:tab/><text:tab/><text:tab/>return strLine.toLowerCase();</text:p>
      <text:p text:style-name="P87"><text:tab/><text:tab/><text:tab/>}</text:p>
      <text:p text:style-name="P87"><text:tab/><text:tab/></text:p>
      <text:p text:style-name="P87"><text:s text:c="4"/><text:tab/>this.push(strLine + '\n');</text:p>
      <text:p text:style-name="P87"><text:s text:c="4"/><text:tab/>next();</text:p>
      <text:p text:style-name="P87"><text:s text:c="4"/>};</text:p>
      <text:p text:style-name="P123"/>
      <text:p text:style-name="P127">function transform (...)</text:p>
      <text:p text:style-name="P122"/>
      <text:p text:style-name="P125">Si defino la función como una variable no la puedo utilizar hasta que no se lea. En cambio si la defino com o”function transform ()” aunque esté al final del códigu la puedo utilizar desde la línea 1.</text:p>
      <text:p text:style-name="P125"/>
      <text:p text:style-name="P112">IMPORTANTE. Para STREAMS</text:p>
      <text:p text:style-name="P128">La maner de leer los datos no puede ser con “return”. Tiene que ser escuchando con módulos que se encarguen de hacer la lectura por mi.</text:p>
      <text:p text:style-name="P128"/>
      <text:p text:style-name="P131">Lo que se utiliza es el THROUGH<text:span text:style-name="T28">2</text:span> (recibe datos y los devuelve)!!!</text:p>
      <text:p text:style-name="P128"/>
      <text:p text:style-name="P128"/>
      <text:p text:style-name="P128"/>
      <text:p text:style-name="P76"><text:soft-page-break/>CURL</text:p>
      <text:p text:style-name="P129">curl -d es un método para poder emular cosas desde el terminal. </text:p>
      <text:p text:style-name="P130">Me permite llamar una url y en un momento dado haría una petición cuando hiciera un submit. Mandaría los datos (“action”).</text:p>
      <text:p text:style-name="P130"/>
      <text:p text:style-name="P90">response.write (“hello”) </text:p>
      <text:p text:style-name="P90"/>
      <text:p text:style-name="P90"/>
      <text:p text:style-name="P129"><text:a xlink:type="simple" xlink:href="https://skylabcoders.github.io/bootcamp-summer2016/?full#204">https://skylabcoders.github.io/bootcamp-summer2016/?full#204</text:a></text:p>
      <text:p text:style-name="P129"/>
      <text:p text:style-name="P88">para leer en un servidor le puedo especificar el método para trabajar con el servidor.</text:p>
      <text:p text:style-name="P88">Get para leer</text:p>
      <text:p text:style-name="P88">port para hacer una petición y enviar los datos por ejemplo de un formulario</text:p>
      <text:p text:style-name="P88"/>
      <text:p text:style-name="P88">request.method ===”POST”</text:p>
      <text:p text:style-name="P124"/>
      <text:p text:style-name="P135"/>
      <text:p text:style-name="P79"/>
      <text:p text:style-name="P89">Ejercicio HTTP server Kata Streams.</text:p>
      <text:p text:style-name="P89"/>
      <text:p text:style-name="P89">server.on(“<text:span text:style-name="T29">request</text:span>”, function(<text:span text:style-name="T1">request</text:span>, response) {</text:p>
      <text:p text:style-name="P89"/>
      <text:p text:style-name="P89">if (request.method ==”POST”) {</text:p>
      <text:p text:style-name="P109">request </text:p>
      <text:p text:style-name="P89">.pipe (….)</text:p>
      <text:p text:style-name="P89">.pipe (..)</text:p>
      <text:p text:style-name="P89"/>
      <text:p text:style-name="P89"/>
      <text:p text:style-name="P89"><text:span text:style-name="T1">request </text:span>hereda de Event Emiter y por tanto le podemos aplicar pipe. Es lo que recibe la función que puede ser un texto, un documento, etc. </text:p>
      <text:p text:style-name="P89"><text:span text:style-name="T29">request </text:span>es el evento.</text:p>
      <text:p text:style-name="P89"/>
      <text:p text:style-name="P90">Request es stream de lectura</text:p>
      <text:p text:style-name="P90">resones es stream de escritura</text:p>
      <text:p text:style-name="P89"/>
      <text:p text:style-name="P90">Puedo hacer también :</text:p>
      <text:p text:style-name="P90"/>
      <text:p text:style-name="P90">response.write (“hello”) =&gt; estoy escribiendo en el response, por tanto en el <text:span text:style-name="T30">Cliente. Le saldra en el device del cliente. </text:span></text:p>
      <text:p text:style-name="P90">.pipe(response) , también en el cliente. </text:p>
      <text:p text:style-name="P90"/>
      <text:p text:style-name="P90"/>
      <text:p text:style-name="P90">.pipe(process.stdout) =&gt; estoy escribiendo en la consola del servidor. </text:p>
      <text:p text:style-name="P90"/>
      <text:p text:style-name="P90"/>
      <text:p text:style-name="P137">Browserify</text:p>
      <text:p text:style-name="P91">Es una herramientoa </text:p>
      <text:p text:style-name="P91"/>
      <text:p text:style-name="P110">sudo npm install -g browserify</text:p>
      <text:p text:style-name="P91"/>
      <text:p text:style-name="P91">me perimte estructurar mi código de cliente. </text:p>
      <text:p text:style-name="P92">Por ejemplo el sistema require de node el browser no lo va a entender. Por tanto necesitamos una herramiente puente que transforma el código del servidor para el cliente.</text:p>
      <text:p text:style-name="P92"/>
      <text:p text:style-name="P92">browserify index.js te devuelve la versión para el cliente. </text:p>
      <text:p text:style-name="P92"/>
      <text:p text:style-name="P92">Si además lo exporto con bundle:</text:p>
      <text:p text:style-name="P92">browserify index.js &gt; bundle.js </text:p>
      <text:p text:style-name="P92">podemos ver el resultado en el browser. </text:p>
      <text:p text:style-name="P91"/>
      <text:p text:style-name="P73">por ejemplo:</text:p>
      <text:p text:style-name="P92"/>
      <text:p text:style-name="P92">npn dateformat</text:p>
      <text:p text:style-name="P92">en mi página de node le decimos (index.js)</text:p>
      <text:p text:style-name="P92">var dateformat = require ('dateformat')</text:p>
      <text:p text:style-name="P92">etc.</text:p>
      <text:p text:style-name="P92"/>
      <text:p text:style-name="P92">require y m<text:span text:style-name="T34">o</text:span>dule exports es neativo de node. Este sistema en el cliente no es nativo.Por tanto lo tenemos que transformar para poder utilizarlos en el cliente también. </text:p>
      <text:p text:style-name="P92">Una dinámica es utilizar la misma arquitectura para el cliente y servidor. </text:p>
      <text:p text:style-name="P92"/>
      <text:p text:style-name="P92"/>
      <text:p text:style-name="P92">En angular o Jquery hacíamos varios archivos y los cargábamos en el html.</text:p>
      <text:p text:style-name="P92">En cambio en node lo que hacemos con el require y exports, cada módulo se encarga de llamar al otro y solo trabajamos con 1 archivo (no tenemos que cargar los otros).</text:p>
      <text:p text:style-name="P92">Con browserify utilizamos esta estructura para trabajar de la misma forma con el cliente. </text:p>
      <text:p text:style-name="P92"/>
      <text:p text:style-name="P93">Si queremos crear un package Json que todo sea YE<text:span text:style-name="T35">S</text:span> podemos hacer:</text:p>
      <text:p text:style-name="P111">npm init -y </text:p>
      <text:p text:style-name="P93">=&gt; crea el objeto json con todo yes.</text:p>
      <text:p text:style-name="P93"/>
      <text:p text:style-name="P111">Npm install –save angular</text:p>
      <text:p text:style-name="P111">npm install –save jquery</text:p>
      <text:p text:style-name="P111"/>
      <text:p text:style-name="P94">en app.js ahcemos:</text:p>
      <text:p text:style-name="P94"><text:tab/>var angular = require ('angular');</text:p>
      <text:p text:style-name="P94"><text:tab/>angular.module(“myApp, [])</text:p>
      <text:p text:style-name="P93"/>
      <text:p text:style-name="P94">en index.html podnemos</text:p>
      <text:p text:style-name="P94"><text:s text:c="2"/>&lt;script&gt; bundle.js &lt;script&gt;</text:p>
      <text:p text:style-name="P94">en el temrinal hago:</text:p>
      <text:p text:style-name="P94"/>
      <text:p text:style-name="P94">browserify app.js &gt; bundle.js =&gt; se encarga de cargar angular y todo lo que le hace faltta.</text:p>
      <text:p text:style-name="P94">Angular funciona con la arquitectura de servidor.</text:p>
      <text:p text:style-name="P94"/>
      <text:p text:style-name="P102"/>
      <text:p text:style-name="P95"/>
      <text:p text:style-name="P95"><text:soft-page-break/></text:p>
      <text:p text:style-name="P95">Ventajas:</text:p>
      <text:list xml:id="list547213411248809696" text:style-name="L5">
        <text:list-item>
          <text:p text:style-name="P142">Solo tenemos que cargar 1 script (bundle.js)</text:p>
        </text:list-item>
        <text:list-item>
          <text:p text:style-name="P142">Las dependencias las generas con npn</text:p>
        </text:list-item>
        <text:list-item>
          <text:p text:style-name="P142">Puedes utilizar tu código en el servidor y cliente</text:p>
        </text:list-item>
      </text:list>
      <text:p text:style-name="P95"/>
      <text:p text:style-name="P95"/>
      <text:p text:style-name="P95"/>
      <text:p text:style-name="P96">ECMASCRIPT 2015</text:p>
      <text:list xml:id="list322652351856192414" text:style-name="L6">
        <text:list-item>
          <text:p text:style-name="P143">Scratch JS en Google Chrome</text:p>
        </text:list-item>
        <text:list-item>
          <text:p text:style-name="P143">compilador Babel de ecmascript 2015 <text:span text:style-name="T33">(traductor online)</text:span></text:p>
        </text:list-item>
        <text:list-item>
          <text:p text:style-name="P144">para utilizarlo en mi proyecto tengo que instalarlo como paquete global:</text:p>
          <text:list>
            <text:list-item>
              <text:p text:style-name="P155">sudo npm install babel-cli –global</text:p>
            </text:list-item>
          </text:list>
        </text:list-item>
        <text:list-item>
          <text:p text:style-name="P154">para que se lo pueda interpretar la máquina tenemos que hacer npm babel-node app.js.</text:p>
        </text:list-item>
        <text:list-item>
          <text:p text:style-name="P143">para servidor podemos utilizar <text:span text:style-name="T31">babel-node (ponemos al terminal babel-node).</text:span></text:p>
        </text:list-item>
        <text:list-item>
          <text:p text:style-name="P156">En el terminal npm init -y</text:p>
        </text:list-item>
        <text:list-item>
          <text:p text:style-name="P156">aprovechamos el package Json para poner comandos de ejecución en “scripts”.</text:p>
        </text:list-item>
        <text:list-item>
          <text:p text:style-name="P156">Ponemos “start”: “<text:span text:style-name="T10">babel-</text:span><text:span text:style-name="T9">node app ”</text:span>, <text:span text:style-name="T32">o bien “babel-node app 3000”, etc. Podemos encapsular lo que nos convenga en start. Así quien se instale la aplicación solo tendrá que hacer npm start.</text:span></text:p>
        </text:list-item>
        <text:list-item>
          <text:p text:style-name="P156">Lo que ejecutamos normalmente en el terminal es un npm start en lugar de npm + nombre del proyecto</text:p>
        </text:list-item>
      </text:list>
      <text:p text:style-name="P96"/>
      <text:p text:style-name="P97">Hay la tendencia de no utilizar ni Grunt ni Galp sinó utilizar los paquetes npm. </text:p>
      <text:p text:style-name="P98">Me puedo definir como dependencias </text:p>
      <text:p text:style-name="P98">nmp install browserify –save-dev</text:p>
      <text:p text:style-name="P98">Te crea una dependencia.</text:p>
      <text:p text:style-name="P98">En “srcripts” creamos “compile”</text:p>
      <text:p text:style-name="P98"/>
      <text:p text:style-name="P99">ECMAScript2015</text:p>
      <text:p text:style-name="P99"/>
      <text:p text:style-name="P121">Esto no lo puedo transformar a arrow function:</text:p>
      <text:p text:style-name="P99">function sum (a,b) {</text:p>
      <text:p text:style-name="P99">return a+b;</text:p>
      <text:p text:style-name="P99">}</text:p>
      <text:p text:style-name="P99"/>
      <text:p text:style-name="P132">Esto si lo puedo transformar a arrow function:</text:p>
      <text:p text:style-name="P99">var sum = function <text:s/>(a,b) {</text:p>
      <text:p text:style-name="P99">return a+b;</text:p>
      <text:p text:style-name="P99">}</text:p>
      <text:p text:style-name="P99"/>
      <text:p text:style-name="P100">var sum = (a,b) =&gt; a+b</text:p>
      <text:p text:style-name="P99"/>
      <text:p text:style-name="P101">var a = [1,2,3,4,5]</text:p>
      <text:p text:style-name="P101"><text:s/>.filter (item =&gt; item &lt;5)</text:p>
      <text:p text:style-name="P101"><text:s/>.map (item =&gt; item *5)</text:p>
      <text:p text:style-name="P101">. reduce ((acc, item) =&gt; acc+item, 0)</text:p>
      <text:p text:style-name="P101">console.log (a);</text:p>
      <text:p text:style-name="P101"/>
      <text:p text:style-name="P101"/>
      <text:p text:style-name="P101"/>
      <text:p text:style-name="P102"><text:soft-page-break/>THIS</text:p>
      <text:p text:style-name="P102">This vale cosas distintas en función de donde está.</text:p>
      <text:p text:style-name="P102">Dentro de un handler (función de evento) this apunta al elemento que ha provocado el evento.</text:p>
      <text:p text:style-name="P102">Dentro de un objeto apunta al objeto que contiene el método.</text:p>
      <text:p text:style-name="P102"/>
      <text:p text:style-name="P102">=&gt; las arrow function this sigue apuntando al objeto <text:s/>padre. No tendríamos que hacer el truco de:</text:p>
      <text:p text:style-name="P102">var self = this.</text:p>
      <text:p text:style-name="P102">El this no va a seguir apuntando al objeto que provca el evento sinó que siempre apunta al padre.</text:p>
      <text:p text:style-name="P103">En un objeto todos los THIS apuntarán en el objeto con las arrow functions.</text:p>
      <text:p text:style-name="P103"/>
      <text:p text:style-name="P103"/>
      <text:p text:style-name="P104">Linter: corrección errores.</text:p>
      <text:p text:style-name="P104">Instalar en sublime y PC.</text:p>
      <text:p text:style-name="P104"/>
      <text:p text:style-name="P104"/>
      <text:p text:style-name="P105">LET</text:p>
      <text:p text:style-name="P105">En lugar de var ponemos let para que solo tenga valiez la variable en un bloque (lo que va entre {}).</text:p>
      <text:p text:style-name="P105">Por ejemplo si tenemos un if y ponemos una variable let en el if, solo valdrá en el if pero no en el else. </text:p>
      <text:p text:style-name="P105">El cons tambén solo tiene validez dentro de un bloque y no puedes cambiar el valor una vez definido. </text:p>
      <text:p text:style-name="P105"/>
      <text:p text:style-name="P105"/>
      <text:p text:style-name="P106">Dentro de las arrow functions no podemos utiizar arguments.</text:p>
      <text:p text:style-name="P106"/>
      <text:p text:style-name="P107">Get =&gt; una propiedad donde puedes definir un valor</text:p>
      <text:p text:style-name="P107">setter=&gt; una propiedad donde puedes escribir un valor.</text:p>
      <text:p text:style-name="P107"/>
      <text:p text:style-name="P107"/>
      <text:p text:style-name="P108">Function (a =20, b=100)</text:p>
      <text:p text:style-name="P108"><text:s/>a*b =&gt; si no definimos una variable a y b toman los valores por defecto. Pero si ponemos una variable por ejemplo a=50, lo podemos cambiar.</text:p>
      <text:p text:style-name="P108"/>
      <text:p text:style-name="P108"/>
      <text:p text:style-name="P108"/>
      <text:p text:style-name="P108"/>
      <text:p text:style-name="P157">Amb JS:</text:p>
      <text:p text:style-name="P146">Var Shape = function (id, x, y ) {</text:p>
      <text:p text:style-name="P146">this.id = id;</text:p>
      <text:p text:style-name="P146">this.x = x;</text:p>
      <text:p text:style-name="P146">this.y = y;</text:p>
      <text:p text:style-name="P146">};</text:p>
      <text:p text:style-name="P146">Shape.prototoype.toString = function (x,y) { <text:s/><text:span text:style-name="T26">==&gt; métodos del prototype</text:span></text:p>
      <text:p text:style-name="P146">return “Shape (“ + this.id <text:span text:style-name="T36">+ “)”</text:span></text:p>
      <text:p text:style-name="P146"/>
      <text:p text:style-name="P148">Shape.multiplyBy2 = function (x) {</text:p>
      <text:p text:style-name="P148">return x*2</text:p>
      <text:p text:style-name="P148">}</text:p>
      <text:p text:style-name="P148"/>
      <text:p text:style-name="P148">Shape multiplyBy2(4) //8 <text:s/><text:span text:style-name="T27">=&gt; nombre de la classe + . + método</text:span></text:p>
      <text:p text:style-name="P148"/>
      <text:p text:style-name="P148">function myDate() {}</text:p>
      <text:p text:style-name="P148">myDate.prototype.getDay = function () { return “today!”}</text:p>
      <text:p text:style-name="P148"/>
      <text:p text:style-name="P148">var date = new myDate()</text:p>
      <text:p text:style-name="P148">date.getDay();</text:p>
      <text:p text:style-name="P148"/>
      <text:p text:style-name="P148">Math.floor(4,5) <text:span text:style-name="T25">==&gt; método estático</text:span></text:p>
      <text:p text:style-name="P146"/>
      <text:p text:style-name="P146"/>
      <text:p text:style-name="P146">Amb EcmaScript:</text:p>
      <text:p text:style-name="P146">class Shape {</text:p>
      <text:p text:style-name="P146"><text:s/>constructor (id, x, y ) {</text:p>
      <text:p text:style-name="P146">this.id = id;</text:p>
      <text:p text:style-name="P146">this.x = x;</text:p>
      <text:p text:style-name="P146">this.y = y;</text:p>
      <text:p text:style-name="P146">};</text:p>
      <text:p text:style-name="P146"/>
      <text:p text:style-name="P146">toString () {</text:p>
      <text:p text:style-name="P147">return “Shape (“ + this.id <text:span text:style-name="T36">+ “)”</text:span></text:p>
      <text:p text:style-name="P147"/>
      <text:p text:style-name="P149">stat<text:span text:style-name="T37">i</text:span>c multiplyBy2</text:p>
      <text:p text:style-name="P149"/>
      <text:p text:style-name="P149"/>
      <text:p text:style-name="P150">EcmaScrip 2015 también tiene módulo</text:p>
      <text:p text:style-name="P150"/>
      <text:p text:style-name="P152">Rest operator</text:p>
      <text:p text:style-name="P152">...str pone los numeros en un array. </text:p>
      <text:p text:style-name="P152"/>
      <text:p text:style-name="P152">Function fn (a,b,...c)</text:p>
      <text:p text:style-name="P152">c= [1,2,3,445]</text:p>
      <text:p text:style-name="P152">fn (1,2,3,4,4,56,)</text:p>
      <text:p text:style-name="P152"/>
      <text:p text:style-name="P152"/>
      <text:p text:style-name="P152"/>
      <text:p text:style-name="P152"/>
      <text:p text:style-name="P152"/>
      <text:p text:style-name="P152"/>
      <text:p text:style-name="P152"><text:soft-page-break/></text:p>
      <text:p text:style-name="P152">Spread Operator</text:p>
      <text:p text:style-name="P151">Tengo un array u los quiero pasar como valores separados con comas. </text:p>
      <text:p text:style-name="P151">Por ejemplo; Una vez tengo un array luego los pongo de argumentos en una funcion separados por comas. </text:p>
      <text:p text:style-name="P152">Var arr = [1,2,3]</text:p>
      <text:p text:style-name="P152">fn (...arr)</text:p>
      <text:p text:style-name="P146"/>
      <text:p text:style-name="P108"/>
      <text:p text:style-name="P108"/>
      <text:p text:style-name="P153">data es el resultado de cada promesa. </text:p>
      <text:p text:style-name="P153"/>
      <text:p text:style-name="P153">promise.race = ejecuta el resultado más rápido de un conjutno de promesas.</text:p>
      <text:p text:style-name="P153">promise. <text:span text:style-name="T38">a</text:span>ll =&gt; ejecuta los resultados de todas las promesas.</text:p>
      <text:p text:style-name="P153"/>
      <text:p text:style-name="P153"/>
      <text:p text:style-name="P93"/>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Roman" svg:font-family="Times-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1T09:32:39.520315000</meta:creation-date>
    <dc:date>2016-08-05T17:13:51.387748000</dc:date>
    <meta:editing-duration>P2DT17H44M43S</meta:editing-duration>
    <meta:editing-cycles>96</meta:editing-cycles>
    <meta:generator>LibreOffice/4.2.4.2$MacOSX_X86_64 LibreOffice_project/63150712c6d317d27ce2db16eb94c2f3d7b699f8</meta:generator>
    <meta:document-statistic meta:table-count="0" meta:image-count="0" meta:object-count="0" meta:page-count="16" meta:paragraph-count="467" meta:word-count="3446" meta:character-count="21263" meta:non-whitespace-character-count="18060"/>
  </office:meta>
</office:document-meta>
</file>